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1.3111in"/>
    </style:style>
    <style:style style:name="Table1.B" style:family="table-column">
      <style:table-column-properties style:column-width="2.0049in"/>
    </style:style>
    <style:style style:name="Table1.C" style:family="table-column">
      <style:table-column-properties style:column-width="1.68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2fce35" officeooo:paragraph-rsid="000f0531" style:font-size-asian="14pt" style:font-size-complex="14pt"/>
    </style:style>
    <style:style style:name="P3" style:family="paragraph" style:parent-style-name="Standard">
      <style:paragraph-properties fo:text-align="center" style:justify-single-word="false"/>
      <style:text-properties fo:font-size="14pt" officeooo:paragraph-rsid="000f0531" style:font-size-asian="14pt" style:font-size-complex="14pt"/>
    </style:style>
    <style:style style:name="P4" style:family="paragraph" style:parent-style-name="Standard">
      <style:paragraph-properties fo:text-align="center" style:justify-single-word="false"/>
      <style:text-properties fo:font-size="14pt" officeooo:rsid="002ed088" officeooo:paragraph-rsid="000f0531" style:font-size-asian="14pt" style:font-size-complex="14pt"/>
    </style:style>
    <style:style style:name="P5" style:family="paragraph" style:parent-style-name="Standard">
      <style:paragraph-properties fo:text-align="end" style:justify-single-word="false"/>
      <style:text-properties fo:font-size="14pt" officeooo:rsid="002ed088" officeooo:paragraph-rsid="000f0531" style:font-size-asian="14pt" style:font-size-complex="14pt"/>
    </style:style>
    <style:style style:name="P6" style:family="paragraph" style:parent-style-name="Standard">
      <style:paragraph-properties fo:text-align="end" style:justify-single-word="false"/>
      <style:text-properties fo:font-size="14pt" officeooo:paragraph-rsid="000f0531" style:font-size-asian="14pt" style:font-size-complex="14pt"/>
    </style:style>
    <style:style style:name="P7" style:family="paragraph" style:parent-style-name="Standard">
      <style:paragraph-properties fo:text-align="end" style:justify-single-word="false"/>
      <style:text-properties fo:font-size="14pt" officeooo:rsid="00150dba" officeooo:paragraph-rsid="000f0531" style:font-size-asian="14pt" style:font-size-complex="14pt"/>
    </style:style>
    <style:style style:name="P8" style:family="paragraph" style:parent-style-name="Standard">
      <style:paragraph-properties fo:text-align="center" style:justify-single-word="false"/>
      <style:text-properties fo:font-size="14pt" fo:font-style="italic" style:text-underline-style="solid" style:text-underline-width="auto" style:text-underline-color="font-color" officeooo:paragraph-rsid="000f0531" style:font-size-asian="14pt" style:font-style-asian="italic" style:font-size-complex="14pt"/>
    </style:style>
    <style:style style:name="P9" style:family="paragraph" style:parent-style-name="Standard">
      <style:paragraph-properties fo:text-align="center" style:justify-single-word="false"/>
      <style:text-properties officeooo:paragraph-rsid="000f0531"/>
    </style:style>
    <style:style style:name="P10" style:family="paragraph" style:parent-style-name="Standard">
      <style:paragraph-properties fo:text-align="end" style:justify-single-word="false"/>
      <style:text-properties officeooo:paragraph-rsid="000f0531"/>
    </style:style>
    <style:style style:name="P11" style:family="paragraph" style:parent-style-name="Standard">
      <style:paragraph-properties fo:text-align="end" style:justify-single-word="false"/>
      <style:text-properties officeooo:rsid="00150dba" officeooo:paragraph-rsid="000f0531"/>
    </style:style>
    <style:style style:name="P12" style:family="paragraph" style:parent-style-name="Standard">
      <style:paragraph-properties fo:text-align="center" style:justify-single-word="false"/>
      <style:text-properties fo:font-size="20pt" fo:font-weight="bold" officeooo:rsid="000f0531" officeooo:paragraph-rsid="000f0531" style:font-size-asian="14pt" style:font-weight-asian="bold" style:font-size-complex="14pt" style:font-weight-complex="bold"/>
    </style:style>
    <style:style style:name="P1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04dc0" officeooo:paragraph-rsid="00156c18" style:font-size-asian="10.5pt" style:font-size-complex="12pt"/>
    </style:style>
    <style:style style:name="P1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5521" officeooo:paragraph-rsid="00135521" style:font-size-asian="10.5pt" style:font-size-complex="12pt"/>
    </style:style>
    <style:style style:name="P1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5521" officeooo:paragraph-rsid="0013ecb6" style:font-size-asian="10.5pt" style:font-size-complex="12pt"/>
    </style:style>
    <style:style style:name="P1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56c18" officeooo:paragraph-rsid="00156c18" style:font-size-asian="10.5pt" style:font-size-complex="12pt"/>
    </style:style>
    <style:style style:name="P1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27453" officeooo:paragraph-rsid="0037a1f7" style:font-size-asian="10.5pt" style:font-size-complex="12pt"/>
    </style:style>
    <style:style style:name="P1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3b459" officeooo:paragraph-rsid="0033b459" style:font-size-asian="10.5pt" style:font-size-complex="12pt"/>
    </style:style>
    <style:style style:name="P1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3b459" officeooo:paragraph-rsid="0035a7cb" style:font-size-asian="10.5pt" style:font-size-complex="12pt"/>
    </style:style>
    <style:style style:name="P2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7a1f7" officeooo:paragraph-rsid="0037a1f7" style:font-size-asian="10.5pt" style:font-size-complex="12pt"/>
    </style:style>
    <style:style style:name="P2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402cab" officeooo:paragraph-rsid="0037a1f7" style:font-size-asian="10.5pt" style:font-size-complex="12pt"/>
    </style:style>
    <style:style style:name="P2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ecb6" officeooo:paragraph-rsid="0013ecb6" style:font-size-asian="10.5pt" style:font-size-complex="12pt"/>
    </style:style>
    <style:style style:name="P2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fa9b0" officeooo:paragraph-rsid="00402cab" style:font-size-asian="10.5pt" style:font-size-complex="12pt"/>
    </style:style>
    <style:style style:name="P2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45610a" officeooo:paragraph-rsid="0045610a" style:font-size-asian="10.5pt" style:font-size-complex="12pt"/>
    </style:style>
    <style:style style:name="P2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c3a8f" officeooo:paragraph-rsid="006cdc0f" style:font-size-asian="10.5pt" style:font-size-complex="12pt"/>
    </style:style>
    <style:style style:name="P2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d0606" officeooo:paragraph-rsid="006cdc0f" style:font-size-asian="10.5pt" style:font-size-complex="12pt"/>
    </style:style>
    <style:style style:name="P2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205802" officeooo:paragraph-rsid="006d79ed" style:font-size-asian="10.5pt" style:font-size-complex="12pt"/>
    </style:style>
    <style:style style:name="P2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173cb" officeooo:paragraph-rsid="00738c4b" style:font-size-asian="10.5pt" style:font-size-complex="12pt"/>
    </style:style>
    <style:style style:name="P2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738c4b" officeooo:paragraph-rsid="00738c4b" style:font-size-asian="10.5pt" style:font-size-complex="12pt"/>
    </style:style>
    <style:style style:name="P3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7d21d1" officeooo:paragraph-rsid="0080e71b" style:font-size-asian="10.5pt" style:font-size-complex="12pt"/>
    </style:style>
    <style:style style:name="P3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8d0724" officeooo:paragraph-rsid="008d0724" style:font-size-asian="10.5pt" style:font-size-complex="12pt"/>
    </style:style>
    <style:style style:name="P3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8e6484" officeooo:paragraph-rsid="008e6484" style:font-size-asian="10.5pt" style:font-size-complex="12pt"/>
    </style:style>
    <style:style style:name="P3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style="italic" officeooo:rsid="00135521" officeooo:paragraph-rsid="00135521" style:font-size-asian="10.5pt" style:font-style-asian="italic" style:font-size-complex="12pt" style:font-style-complex="italic"/>
    </style:style>
    <style:style style:name="P3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style="italic" officeooo:rsid="001c3a8f" officeooo:paragraph-rsid="006cdc0f" style:font-size-asian="10.5pt" style:font-style-asian="italic" style:font-size-complex="12pt" style:font-style-complex="italic"/>
    </style:style>
    <style:style style:name="P3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37a1f7" officeooo:paragraph-rsid="0037a1f7" style:font-size-asian="10.5pt" style:font-weight-asian="bold" style:font-size-complex="12pt" style:font-weight-complex="bold"/>
    </style:style>
    <style:style style:name="P3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3d79c8" officeooo:paragraph-rsid="003d79c8" style:font-size-asian="10.5pt" style:font-weight-asian="bold" style:font-size-complex="12pt" style:font-weight-complex="bold"/>
    </style:style>
    <style:style style:name="P3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c51a1" officeooo:paragraph-rsid="006cdc0f" style:font-size-asian="10.5pt" style:font-weight-asian="bold" style:font-size-complex="12pt" style:font-weight-complex="bold"/>
    </style:style>
    <style:style style:name="P3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35521" officeooo:paragraph-rsid="00135521" style:font-size-asian="10.5pt" style:font-weight-asian="bold" style:font-size-complex="12pt" style:font-weight-complex="bold"/>
    </style:style>
    <style:style style:name="P3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style="normal" officeooo:rsid="001c3a8f" officeooo:paragraph-rsid="0013ecb6" style:font-size-asian="10.5pt" style:font-style-asian="normal" style:font-size-complex="12pt" style:font-style-complex="normal"/>
    </style:style>
    <style:style style:name="P4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paragraph-rsid="003d79c8"/>
    </style:style>
    <style:style style:name="P4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paragraph-rsid="00195945"/>
    </style:style>
    <style:style style:name="P4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02cab" officeooo:paragraph-rsid="0042671b"/>
    </style:style>
    <style:style style:name="P4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19cd1" officeooo:paragraph-rsid="00419cd1"/>
    </style:style>
    <style:style style:name="P4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54924a" officeooo:paragraph-rsid="005608fb"/>
    </style:style>
    <style:style style:name="P4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officeooo:rsid="00632541" officeooo:paragraph-rsid="00632541" style:font-size-asian="8pt" style:font-size-complex="8pt"/>
    </style:style>
    <style:style style:name="P4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fo:font-weight="normal" officeooo:rsid="00632541" officeooo:paragraph-rsid="00632541" style:font-size-asian="7pt" style:font-weight-asian="normal" style:font-size-complex="8pt" style:font-weight-complex="normal"/>
    </style:style>
    <style:style style:name="P4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1f69fe" officeooo:paragraph-rsid="006d79ed"/>
    </style:style>
    <style:style style:name="P4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738c4b" officeooo:paragraph-rsid="00738c4b"/>
    </style:style>
    <style:style style:name="P4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76ffec" officeooo:paragraph-rsid="0076ffec"/>
    </style:style>
    <style:style style:name="P5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5608fb" officeooo:paragraph-rsid="005608fb"/>
    </style:style>
    <style:style style:name="P5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7b02e9" officeooo:paragraph-rsid="007b02e9"/>
    </style:style>
    <style:style style:name="P5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5610a" officeooo:paragraph-rsid="0080e71b"/>
    </style:style>
    <style:style style:name="P5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927de" officeooo:paragraph-rsid="0080e71b"/>
    </style:style>
    <style:style style:name="P5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b0f59" officeooo:paragraph-rsid="0080e71b"/>
    </style:style>
    <style:style style:name="P5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bcc74" officeooo:paragraph-rsid="0080e71b"/>
    </style:style>
    <style:style style:name="P5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7f0d03" officeooo:paragraph-rsid="0080e71b"/>
    </style:style>
    <style:style style:name="P5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900b3b" officeooo:paragraph-rsid="008b58f4"/>
    </style:style>
    <style:style style:name="P58"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ackground-color="transparent"/>
      <style:text-properties fo:font-size="12pt" officeooo:rsid="001376f5" officeooo:paragraph-rsid="001376f5" style:font-size-asian="10.5pt" style:font-size-complex="12pt"/>
    </style:style>
    <style:style style:name="P59"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ackground-color="transparent"/>
      <style:text-properties fo:font-size="12pt" officeooo:rsid="001c3a8f" officeooo:paragraph-rsid="006cdc0f" style:font-size-asian="10.5pt" style:font-size-complex="12pt"/>
    </style:style>
    <style:style style:name="P6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104dc0" officeooo:paragraph-rsid="00104dc0" style:font-size-asian="10.5pt" style:font-size-complex="12pt"/>
    </style:style>
    <style:style style:name="P61" style:family="paragraph" style:parent-style-name="Standard" style:master-page-name="">
      <loext:graphic-properties draw:fill="none"/>
      <style:paragraph-properties fo:margin-left="0.5in" fo:margin-right="0in" fo:margin-top="0in" fo:margin-bottom="0in" loext:contextual-spacing="false" fo:line-height="150%" fo:text-align="start" style:justify-single-word="false" fo:text-indent="0in" style:auto-text-indent="false" style:page-number="auto" fo:background-color="transparent"/>
      <style:text-properties fo:font-size="12pt" officeooo:rsid="00135521" officeooo:paragraph-rsid="00135521" style:font-size-asian="10.5pt" style:font-size-complex="12pt"/>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ff35" officeooo:paragraph-rsid="0079ff3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1f4a" officeooo:paragraph-rsid="00831f4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Heading" style:master-page-name="">
      <style:paragraph-properties style:page-number="auto" fo:break-before="page"/>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Heading_20_1">
      <style:paragraph-properties fo:break-before="page"/>
    </style:style>
    <style:style style:name="P69" style:family="paragraph" style:parent-style-name="Heading_20_2">
      <style:text-properties officeooo:paragraph-rsid="006cdc0f"/>
    </style:style>
    <style:style style:name="P70" style:family="paragraph" style:parent-style-name="Standard" style:master-page-name="First_20_Page">
      <style:paragraph-properties fo:text-align="center" style:justify-single-word="false" style:page-number="auto"/>
      <style:text-properties fo:font-size="14pt" officeooo:paragraph-rsid="000f0531" style:font-size-asian="14pt" style:font-size-complex="14pt"/>
    </style:style>
    <style:style style:name="P71" style:family="paragraph" style:parent-style-name="Standard" style:list-style-name="L1">
      <style:paragraph-properties fo:text-align="end" style:justify-single-word="false"/>
      <style:text-properties officeooo:paragraph-rsid="000f0531"/>
    </style:style>
    <style:style style:name="P72"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fo:font-size="12pt" officeooo:rsid="001c3a8f" officeooo:paragraph-rsid="006cdc0f" style:font-size-asian="10.5pt" style:font-size-complex="12pt"/>
    </style:style>
    <style:style style:name="P73" style:family="paragraph" style:parent-style-name="Standard" style:list-style-name="L3">
      <loext:graphic-properties draw:fill="none"/>
      <style:paragraph-properties fo:margin-top="0in" fo:margin-bottom="0in" loext:contextual-spacing="false" fo:line-height="150%" fo:text-align="start" style:justify-single-word="false" fo:background-color="transparent"/>
      <style:text-properties fo:font-size="12pt" officeooo:rsid="001c3a8f" officeooo:paragraph-rsid="006cdc0f" style:font-size-asian="10.5pt" style:font-size-complex="12pt"/>
    </style:style>
    <style:style style:name="P74" style:family="paragraph" style:parent-style-name="Standard" style:list-style-name="L4">
      <loext:graphic-properties draw:fill="none"/>
      <style:paragraph-properties fo:margin-top="0in" fo:margin-bottom="0in" loext:contextual-spacing="false" fo:line-height="150%" fo:text-align="start" style:justify-single-word="false" fo:background-color="transparent"/>
      <style:text-properties fo:font-size="12pt" officeooo:rsid="00135521" officeooo:paragraph-rsid="00135521" style:font-size-asian="10.5pt" style:font-size-complex="12pt"/>
    </style:style>
    <style:style style:name="P75"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fo:font-size="12pt" officeooo:rsid="00205802" officeooo:paragraph-rsid="006d79ed" style:font-size-asian="10.5pt" style:font-size-complex="12pt"/>
    </style:style>
    <style:style style:name="P76" style:family="paragraph" style:parent-style-name="Standard" style:list-style-name="L6">
      <loext:graphic-properties draw:fill="none"/>
      <style:paragraph-properties fo:margin-top="0in" fo:margin-bottom="0in" loext:contextual-spacing="false" fo:line-height="150%" fo:text-align="start" style:justify-single-word="false" fo:background-color="transparent"/>
      <style:text-properties fo:font-size="12pt" officeooo:rsid="0033b459" officeooo:paragraph-rsid="0037a1f7" style:font-size-asian="10.5pt" style:font-size-complex="12pt"/>
    </style:style>
    <style:style style:name="P77" style:family="paragraph" style:parent-style-name="Standard" style:list-style-name="L7">
      <loext:graphic-properties draw:fill="none"/>
      <style:paragraph-properties fo:margin-top="0in" fo:margin-bottom="0in" loext:contextual-spacing="false" fo:line-height="150%" fo:text-align="start" style:justify-single-word="false" fo:background-color="transparent"/>
      <style:text-properties fo:font-size="12pt" officeooo:rsid="0033b459" officeooo:paragraph-rsid="0033b459" style:font-size-asian="10.5pt" style:font-size-complex="12pt"/>
    </style:style>
    <style:style style:name="P78" style:family="paragraph" style:parent-style-name="Standard" style:list-style-name="L8">
      <loext:graphic-properties draw:fill="none"/>
      <style:paragraph-properties fo:margin-top="0in" fo:margin-bottom="0in" loext:contextual-spacing="false" fo:line-height="150%" fo:text-align="start" style:justify-single-word="false" fo:background-color="transparent"/>
      <style:text-properties fo:font-size="12pt" officeooo:rsid="0037a1f7" officeooo:paragraph-rsid="0037a1f7" style:font-size-asian="10.5pt" style:font-size-complex="12pt"/>
    </style:style>
    <style:style style:name="P79" style:family="paragraph" style:parent-style-name="Standard" style:list-style-name="L10">
      <loext:graphic-properties draw:fill="none"/>
      <style:paragraph-properties fo:margin-top="0in" fo:margin-bottom="0in" loext:contextual-spacing="false" fo:line-height="150%" fo:text-align="start" style:justify-single-word="false" fo:background-color="transparent"/>
      <style:text-properties fo:font-size="12pt" officeooo:rsid="003fa9b0" officeooo:paragraph-rsid="00402cab" style:font-size-asian="10.5pt" style:font-size-complex="12pt"/>
    </style:style>
    <style:style style:name="P80" style:family="paragraph" style:parent-style-name="Standard" style:list-style-name="L10">
      <loext:graphic-properties draw:fill="none"/>
      <style:paragraph-properties fo:margin-top="0in" fo:margin-bottom="0in" loext:contextual-spacing="false" fo:line-height="150%" fo:text-align="start" style:justify-single-word="false" fo:background-color="transparent"/>
      <style:text-properties fo:font-size="12pt" officeooo:rsid="00402cab" officeooo:paragraph-rsid="00402cab" style:font-size-asian="10.5pt" style:font-size-complex="12pt"/>
    </style:style>
    <style:style style:name="P81" style:family="paragraph" style:parent-style-name="Standard" style:list-style-name="L11">
      <loext:graphic-properties draw:fill="none"/>
      <style:paragraph-properties fo:margin-top="0in" fo:margin-bottom="0in" loext:contextual-spacing="false" fo:line-height="150%" fo:text-align="start" style:justify-single-word="false" fo:background-color="transparent"/>
      <style:text-properties fo:font-size="12pt" officeooo:rsid="008d0724" officeooo:paragraph-rsid="008d0724" style:font-size-asian="10.5pt" style:font-size-complex="12pt"/>
    </style:style>
    <style:style style:name="P82" style:family="paragraph" style:parent-style-name="Standard" style:list-style-name="L12">
      <loext:graphic-properties draw:fill="none"/>
      <style:paragraph-properties fo:margin-top="0in" fo:margin-bottom="0in" loext:contextual-spacing="false" fo:line-height="150%" fo:text-align="start" style:justify-single-word="false" fo:background-color="transparent"/>
      <style:text-properties fo:font-size="12pt" officeooo:rsid="008d0724" officeooo:paragraph-rsid="008d0724" style:font-size-asian="10.5pt" style:font-size-complex="12pt"/>
    </style:style>
    <style:style style:name="P83" style:family="paragraph" style:parent-style-name="Standard" style:list-style-name="L13">
      <loext:graphic-properties draw:fill="none"/>
      <style:paragraph-properties fo:margin-top="0in" fo:margin-bottom="0in" loext:contextual-spacing="false" fo:line-height="150%" fo:text-align="start" style:justify-single-word="false" fo:background-color="transparent"/>
      <style:text-properties fo:font-size="12pt" officeooo:rsid="008e6484" officeooo:paragraph-rsid="008e6484" style:font-size-asian="10.5pt" style:font-size-complex="12pt"/>
    </style:style>
    <style:style style:name="P84" style:family="paragraph" style:parent-style-name="Standard" style:list-style-name="L14">
      <loext:graphic-properties draw:fill="none"/>
      <style:paragraph-properties fo:margin-top="0in" fo:margin-bottom="0in" loext:contextual-spacing="false" fo:line-height="150%" fo:text-align="start" style:justify-single-word="false" fo:background-color="transparent"/>
      <style:text-properties fo:font-size="12pt" officeooo:rsid="007f0d03" officeooo:paragraph-rsid="0080e71b" style:font-size-asian="10.5pt" style:font-size-complex="12pt"/>
    </style:style>
    <style:style style:name="P85"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fo:font-size="12pt" officeooo:rsid="008b58f4" officeooo:paragraph-rsid="008b58f4" style:font-size-asian="10.5pt" style:font-size-complex="12pt"/>
    </style:style>
    <style:style style:name="P86" style:family="paragraph" style:parent-style-name="Standard" style:list-style-name="L19">
      <loext:graphic-properties draw:fill="none"/>
      <style:paragraph-properties fo:margin-top="0in" fo:margin-bottom="0in" loext:contextual-spacing="false" fo:line-height="150%" fo:text-align="start" style:justify-single-word="false" fo:background-color="transparent"/>
      <style:text-properties fo:font-size="12pt" officeooo:rsid="0094e267" officeooo:paragraph-rsid="0095288e" style:font-size-asian="10.5pt" style:font-size-complex="12pt"/>
    </style:style>
    <style:style style:name="P87"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officeooo:paragraph-rsid="006d79ed"/>
    </style:style>
    <style:style style:name="P88" style:family="paragraph" style:parent-style-name="Standard" style:list-style-name="L9">
      <loext:graphic-properties draw:fill="none"/>
      <style:paragraph-properties fo:margin-top="0in" fo:margin-bottom="0in" loext:contextual-spacing="false" fo:line-height="150%" fo:text-align="start" style:justify-single-word="false" fo:background-color="transparent"/>
      <style:text-properties officeooo:paragraph-rsid="003d79c8"/>
    </style:style>
    <style:style style:name="P89"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officeooo:rsid="00205802" officeooo:paragraph-rsid="006d79ed"/>
    </style:style>
    <style:style style:name="P90" style:family="paragraph" style:parent-style-name="Standard" style:list-style-name="L10">
      <loext:graphic-properties draw:fill="none"/>
      <style:paragraph-properties fo:margin-top="0in" fo:margin-bottom="0in" loext:contextual-spacing="false" fo:line-height="150%" fo:text-align="start" style:justify-single-word="false" fo:background-color="transparent"/>
      <style:text-properties officeooo:rsid="003fa9b0" officeooo:paragraph-rsid="00402cab"/>
    </style:style>
    <style:style style:name="P91" style:family="paragraph" style:parent-style-name="Standard" style:list-style-name="L11">
      <loext:graphic-properties draw:fill="none"/>
      <style:paragraph-properties fo:margin-top="0in" fo:margin-bottom="0in" loext:contextual-spacing="false" fo:line-height="150%" fo:text-align="start" style:justify-single-word="false" fo:background-color="transparent"/>
      <style:text-properties officeooo:rsid="008d0724" officeooo:paragraph-rsid="008d0724"/>
    </style:style>
    <style:style style:name="P92" style:family="paragraph" style:parent-style-name="Standard" style:list-style-name="L12">
      <loext:graphic-properties draw:fill="none"/>
      <style:paragraph-properties fo:margin-top="0in" fo:margin-bottom="0in" loext:contextual-spacing="false" fo:line-height="150%" fo:text-align="start" style:justify-single-word="false" fo:background-color="transparent"/>
      <style:text-properties officeooo:rsid="008d0724" officeooo:paragraph-rsid="008d0724"/>
    </style:style>
    <style:style style:name="P93" style:family="paragraph" style:parent-style-name="Standard" style:list-style-name="L12">
      <loext:graphic-properties draw:fill="none"/>
      <style:paragraph-properties fo:margin-top="0in" fo:margin-bottom="0in" loext:contextual-spacing="false" fo:line-height="150%" fo:text-align="start" style:justify-single-word="false" fo:background-color="transparent"/>
      <style:text-properties officeooo:rsid="008e6484" officeooo:paragraph-rsid="008e6484"/>
    </style:style>
    <style:style style:name="P94" style:family="paragraph" style:parent-style-name="Standard" style:list-style-name="L14">
      <loext:graphic-properties draw:fill="none"/>
      <style:paragraph-properties fo:margin-top="0in" fo:margin-bottom="0in" loext:contextual-spacing="false" fo:line-height="150%" fo:text-align="start" style:justify-single-word="false" fo:background-color="transparent"/>
      <style:text-properties officeooo:rsid="008eca72" officeooo:paragraph-rsid="008eca72"/>
    </style:style>
    <style:style style:name="P95" style:family="paragraph" style:parent-style-name="Standard" style:list-style-name="L14">
      <loext:graphic-properties draw:fill="none"/>
      <style:paragraph-properties fo:margin-top="0in" fo:margin-bottom="0in" loext:contextual-spacing="false" fo:line-height="150%" fo:text-align="start" style:justify-single-word="false" fo:background-color="transparent"/>
      <style:text-properties officeooo:rsid="007f0d03" officeooo:paragraph-rsid="0080e71b"/>
    </style:style>
    <style:style style:name="P96" style:family="paragraph" style:parent-style-name="Standard" style:list-style-name="L16">
      <loext:graphic-properties draw:fill="none"/>
      <style:paragraph-properties fo:margin-top="0in" fo:margin-bottom="0in" loext:contextual-spacing="false" fo:line-height="150%" fo:text-align="start" style:justify-single-word="false" fo:background-color="transparent"/>
      <style:text-properties officeooo:rsid="007b02e9" officeooo:paragraph-rsid="007b02e9"/>
    </style:style>
    <style:style style:name="P97" style:family="paragraph" style:parent-style-name="Standard" style:list-style-name="L17">
      <loext:graphic-properties draw:fill="none"/>
      <style:paragraph-properties fo:margin-top="0in" fo:margin-bottom="0in" loext:contextual-spacing="false" fo:line-height="150%" fo:text-align="start" style:justify-single-word="false" fo:background-color="transparent"/>
      <style:text-properties officeooo:rsid="005608fb" officeooo:paragraph-rsid="0079ff35"/>
    </style:style>
    <style:style style:name="P98"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608fb"/>
    </style:style>
    <style:style style:name="P99"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a2f2c"/>
    </style:style>
    <style:style style:name="P100"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ef29b"/>
    </style:style>
    <style:style style:name="P101"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70ea42"/>
    </style:style>
    <style:style style:name="P102" style:family="paragraph" style:parent-style-name="Standard" style:list-style-name="L17">
      <loext:graphic-properties draw:fill="none"/>
      <style:paragraph-properties fo:margin-top="0in" fo:margin-bottom="0in" loext:contextual-spacing="false" fo:line-height="150%" fo:text-align="start" style:justify-single-word="false" fo:background-color="transparent"/>
      <style:text-properties officeooo:rsid="0079ff35" officeooo:paragraph-rsid="0079ff35"/>
    </style:style>
    <style:style style:name="P10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5a7cb" officeooo:paragraph-rsid="0095288e" style:font-size-asian="10.5pt" style:font-size-complex="12pt"/>
    </style:style>
    <style:style style:name="P10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94e267" officeooo:paragraph-rsid="0095288e" style:font-size-asian="10.5pt" style:font-size-complex="12pt"/>
    </style:style>
    <style:style style:name="P10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7a1f7" officeooo:paragraph-rsid="0095288e" style:font-size-asian="10.5pt" style:font-size-complex="12pt"/>
    </style:style>
    <style:style style:name="T1" style:family="text">
      <style:text-properties fo:font-size="14pt" style:font-size-asian="14pt" style:font-size-complex="14pt"/>
    </style:style>
    <style:style style:name="T2" style:family="text">
      <style:text-properties fo:font-size="14pt" officeooo:rsid="002ed088" style:font-size-asian="14pt" style:font-size-complex="14pt"/>
    </style:style>
    <style:style style:name="T3" style:family="text">
      <style:text-properties officeooo:rsid="000f0531"/>
    </style:style>
    <style:style style:name="T4" style:family="text">
      <style:text-properties officeooo:rsid="001325da"/>
    </style:style>
    <style:style style:name="T5" style:family="text">
      <style:text-properties fo:font-style="italic" style:font-style-asian="italic" style:font-style-complex="italic"/>
    </style:style>
    <style:style style:name="T6" style:family="text">
      <style:text-properties fo:font-style="italic" officeooo:rsid="0013ecb6" style:font-style-asian="italic" style:font-style-complex="italic"/>
    </style:style>
    <style:style style:name="T7" style:family="text">
      <style:text-properties officeooo:rsid="0013ecb6"/>
    </style:style>
    <style:style style:name="T8" style:family="text">
      <style:text-properties fo:font-style="normal" officeooo:rsid="0013ecb6" style:font-style-asian="normal" style:font-style-complex="normal"/>
    </style:style>
    <style:style style:name="T9" style:family="text">
      <style:text-properties fo:font-style="normal" officeooo:rsid="001c3a8f" style:font-style-asian="normal" style:font-style-complex="normal"/>
    </style:style>
    <style:style style:name="T10" style:family="text">
      <style:text-properties fo:font-style="normal" officeooo:rsid="001d0606" style:font-style-asian="normal" style:font-style-complex="normal"/>
    </style:style>
    <style:style style:name="T11" style:family="text">
      <style:text-properties fo:font-style="normal" officeooo:rsid="001f69fe" style:font-style-asian="normal" style:font-style-complex="normal"/>
    </style:style>
    <style:style style:name="T12" style:family="text">
      <style:text-properties officeooo:rsid="00156c18"/>
    </style:style>
    <style:style style:name="T13" style:family="text">
      <style:text-properties officeooo:rsid="0015b5b7"/>
    </style:style>
    <style:style style:name="T14" style:family="text">
      <style:text-properties officeooo:rsid="001d0606"/>
    </style:style>
    <style:style style:name="T15" style:family="text">
      <style:text-properties fo:font-size="12pt" style:font-size-asian="10.5pt" style:font-size-complex="12pt"/>
    </style:style>
    <style:style style:name="T16" style:family="text">
      <style:text-properties fo:font-size="12pt" officeooo:rsid="001c3a8f" style:font-size-asian="10.5pt" style:font-size-complex="12pt"/>
    </style:style>
    <style:style style:name="T17" style:family="text">
      <style:text-properties fo:font-size="12pt" officeooo:rsid="00201169" style:font-size-asian="10.5pt" style:font-size-complex="12pt"/>
    </style:style>
    <style:style style:name="T18" style:family="text">
      <style:text-properties fo:font-size="12pt" officeooo:rsid="00205802" style:font-size-asian="10.5pt" style:font-size-complex="12pt"/>
    </style:style>
    <style:style style:name="T19" style:family="text">
      <style:text-properties fo:font-size="12pt" officeooo:rsid="0033b459" style:font-size-asian="10.5pt" style:font-size-complex="12pt"/>
    </style:style>
    <style:style style:name="T20" style:family="text">
      <style:text-properties fo:font-size="12pt" officeooo:rsid="0037a1f7" style:font-size-asian="10.5pt" style:font-size-complex="12pt"/>
    </style:style>
    <style:style style:name="T21" style:family="text">
      <style:text-properties fo:font-size="12pt" officeooo:rsid="0039880d" style:font-size-asian="10.5pt" style:font-size-complex="12pt"/>
    </style:style>
    <style:style style:name="T22" style:family="text">
      <style:text-properties fo:font-size="12pt" officeooo:rsid="003ac13c" style:font-size-asian="10.5pt" style:font-size-complex="12pt"/>
    </style:style>
    <style:style style:name="T23" style:family="text">
      <style:text-properties fo:font-size="12pt" officeooo:rsid="003bf2f1" style:font-size-asian="10.5pt" style:font-size-complex="12pt"/>
    </style:style>
    <style:style style:name="T24" style:family="text">
      <style:text-properties fo:font-size="12pt" officeooo:rsid="003e43d5" style:font-size-asian="10.5pt" style:font-size-complex="12pt"/>
    </style:style>
    <style:style style:name="T25" style:family="text">
      <style:text-properties fo:font-size="12pt" officeooo:rsid="00402cab" style:font-size-asian="10.5pt" style:font-size-complex="12pt"/>
    </style:style>
    <style:style style:name="T26" style:family="text">
      <style:text-properties fo:font-size="12pt" officeooo:rsid="0042671b" style:font-size-asian="10.5pt" style:font-size-complex="12pt"/>
    </style:style>
    <style:style style:name="T27" style:family="text">
      <style:text-properties fo:font-size="12pt" officeooo:rsid="0043aba1" style:font-size-asian="10.5pt" style:font-size-complex="12pt"/>
    </style:style>
    <style:style style:name="T28" style:family="text">
      <style:text-properties fo:font-size="12pt" officeooo:rsid="0045610a" style:font-size-asian="10.5pt" style:font-size-complex="12pt"/>
    </style:style>
    <style:style style:name="T29" style:family="text">
      <style:text-properties fo:font-size="12pt" officeooo:rsid="0045c40d" style:font-size-asian="10.5pt" style:font-size-complex="12pt"/>
    </style:style>
    <style:style style:name="T30" style:family="text">
      <style:text-properties fo:font-size="12pt" officeooo:rsid="00476fde" style:font-size-asian="10.5pt" style:font-size-complex="12pt"/>
    </style:style>
    <style:style style:name="T31" style:family="text">
      <style:text-properties fo:font-size="12pt" officeooo:rsid="00529d17" style:font-size-asian="10.5pt" style:font-size-complex="12pt"/>
    </style:style>
    <style:style style:name="T32" style:family="text">
      <style:text-properties fo:font-size="12pt" officeooo:rsid="00195945" style:font-size-asian="10.5pt" style:font-size-complex="12pt"/>
    </style:style>
    <style:style style:name="T33" style:family="text">
      <style:text-properties fo:font-size="12pt" officeooo:rsid="001a627e" style:font-size-asian="10.5pt" style:font-size-complex="12pt"/>
    </style:style>
    <style:style style:name="T34" style:family="text">
      <style:text-properties fo:font-size="12pt" officeooo:rsid="006eeb63" style:font-size-asian="10.5pt" style:font-size-complex="12pt"/>
    </style:style>
    <style:style style:name="T35" style:family="text">
      <style:text-properties fo:font-size="12pt" officeooo:rsid="0070ea42" style:font-size-asian="10.5pt" style:font-size-complex="12pt"/>
    </style:style>
    <style:style style:name="T36" style:family="text">
      <style:text-properties fo:font-size="12pt" officeooo:rsid="00738c4b" style:font-size-asian="10.5pt" style:font-size-complex="12pt"/>
    </style:style>
    <style:style style:name="T37" style:family="text">
      <style:text-properties fo:font-size="12pt" officeooo:rsid="00750160" style:font-size-asian="10.5pt" style:font-size-complex="12pt"/>
    </style:style>
    <style:style style:name="T38" style:family="text">
      <style:text-properties fo:font-size="12pt" officeooo:rsid="007d21d1" style:font-size-asian="10.5pt" style:font-size-complex="12pt"/>
    </style:style>
    <style:style style:name="T39" style:family="text">
      <style:text-properties fo:font-size="12pt" officeooo:rsid="0080e71b" style:font-size-asian="10.5pt" style:font-size-complex="12pt"/>
    </style:style>
    <style:style style:name="T40" style:family="text">
      <style:text-properties fo:font-size="12pt" officeooo:rsid="00814e63" style:font-size-asian="10.5pt" style:font-size-complex="12pt"/>
    </style:style>
    <style:style style:name="T41" style:family="text">
      <style:text-properties fo:font-size="12pt" officeooo:rsid="0082758e" style:font-size-asian="10.5pt" style:font-size-complex="12pt"/>
    </style:style>
    <style:style style:name="T42" style:family="text">
      <style:text-properties fo:font-size="12pt" officeooo:rsid="008d0724" style:font-size-asian="10.5pt" style:font-size-complex="12pt"/>
    </style:style>
    <style:style style:name="T43" style:family="text">
      <style:text-properties fo:font-size="12pt" officeooo:rsid="008e6484" style:font-size-asian="10.5pt" style:font-size-complex="12pt"/>
    </style:style>
    <style:style style:name="T44" style:family="text">
      <style:text-properties fo:font-size="12pt" officeooo:rsid="008b58f4" style:font-size-asian="10.5pt" style:font-size-complex="12pt"/>
    </style:style>
    <style:style style:name="T45" style:family="text">
      <style:text-properties fo:font-size="12pt" officeooo:rsid="0035a7cb" style:font-size-asian="10.5pt" style:font-size-complex="12pt"/>
    </style:style>
    <style:style style:name="T46" style:family="text">
      <style:text-properties officeooo:rsid="001e0bd9"/>
    </style:style>
    <style:style style:name="T47" style:family="text">
      <style:text-properties officeooo:rsid="001f69fe"/>
    </style:style>
    <style:style style:name="T48" style:family="text">
      <style:text-properties officeooo:rsid="00241243"/>
    </style:style>
    <style:style style:name="T49" style:family="text">
      <style:text-properties officeooo:rsid="001c3a8f"/>
    </style:style>
    <style:style style:name="T50" style:family="text">
      <style:text-properties officeooo:rsid="0035a7cb"/>
    </style:style>
    <style:style style:name="T51" style:family="text">
      <style:text-properties officeooo:rsid="0037a1f7"/>
    </style:style>
    <style:style style:name="T52" style:family="text">
      <style:text-properties officeooo:rsid="0039880d"/>
    </style:style>
    <style:style style:name="T53" style:family="text">
      <style:text-properties officeooo:rsid="004b0f59"/>
    </style:style>
    <style:style style:name="T54" style:family="text">
      <style:text-properties officeooo:rsid="004bcc74"/>
    </style:style>
    <style:style style:name="T55" style:family="text">
      <style:text-properties officeooo:rsid="0051720c"/>
    </style:style>
    <style:style style:name="T56" style:family="text">
      <style:text-properties officeooo:rsid="0057a43c"/>
    </style:style>
    <style:style style:name="T57" style:family="text">
      <style:text-properties officeooo:rsid="005a2f2c"/>
    </style:style>
    <style:style style:name="T58" style:family="text">
      <style:text-properties officeooo:rsid="005aa5a7"/>
    </style:style>
    <style:style style:name="T59" style:family="text">
      <style:text-properties officeooo:rsid="00647c1b"/>
    </style:style>
    <style:style style:name="T60" style:family="text">
      <style:text-properties officeooo:rsid="006cdc0f"/>
    </style:style>
    <style:style style:name="T61" style:family="text">
      <style:text-properties officeooo:rsid="006d79ed"/>
    </style:style>
    <style:style style:name="T62" style:family="text">
      <style:text-properties officeooo:rsid="006e7dda"/>
    </style:style>
    <style:style style:name="T63" style:family="text">
      <style:text-properties officeooo:rsid="006eeb63"/>
    </style:style>
    <style:style style:name="T64" style:family="text">
      <style:text-properties officeooo:rsid="0070ea42"/>
    </style:style>
    <style:style style:name="T65" style:family="text">
      <style:text-properties officeooo:rsid="00723baf"/>
    </style:style>
    <style:style style:name="T66" style:family="text">
      <style:text-properties officeooo:rsid="00738c4b"/>
    </style:style>
    <style:style style:name="T67" style:family="text">
      <style:text-properties officeooo:rsid="00788317"/>
    </style:style>
    <style:style style:name="T68" style:family="text">
      <style:text-properties officeooo:rsid="0079ff35"/>
    </style:style>
    <style:style style:name="T69" style:family="text">
      <style:text-properties officeooo:rsid="007b02e9"/>
    </style:style>
    <style:style style:name="T70" style:family="text">
      <style:text-properties officeooo:rsid="0080e71b"/>
    </style:style>
    <style:style style:name="T71" style:family="text">
      <style:text-properties officeooo:rsid="00814e63"/>
    </style:style>
    <style:style style:name="T72" style:family="text">
      <style:text-properties officeooo:rsid="0082758e"/>
    </style:style>
    <style:style style:name="T73" style:family="text">
      <style:text-properties officeooo:rsid="00851ab9"/>
    </style:style>
    <style:style style:name="T74" style:family="text">
      <style:text-properties officeooo:rsid="00853939"/>
    </style:style>
    <style:style style:name="T75" style:family="text">
      <style:text-properties officeooo:rsid="008673f6"/>
    </style:style>
    <style:style style:name="T76" style:family="text">
      <style:text-properties officeooo:rsid="00872535"/>
    </style:style>
    <style:style style:name="T77" style:family="text">
      <style:text-properties officeooo:rsid="008a8807"/>
    </style:style>
    <style:style style:name="T78" style:family="text">
      <style:text-properties officeooo:rsid="008d0724"/>
    </style:style>
    <style:style style:name="T79" style:family="text">
      <style:text-properties officeooo:rsid="008e648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МОСКОВСКИЙ ГОСУДАРСТВЕННЫЙ УНИВЕРСИТЕТ</text:p>
      <text:p text:style-name="P3">имени М. В. ЛОМОНОСОВА</text:p>
      <text:p text:style-name="P4">Факультет вычислительной математики и кибернетики</text:p>
      <text:p text:style-name="P9"><text:span text:style-name="T1">Кафедра </text:span><text:span text:style-name="T2">системного программирования</text:span></text:p>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12">Выделение семантических связей в электронной библиотеке публикаций</text:p>
      <text:p text:style-name="P8"/>
      <text:p text:style-name="P8"/>
      <text:p text:style-name="P8"/>
      <text:p text:style-name="P8"/>
      <text:p text:style-name="P8"/>
      <text:p text:style-name="P8"/>
      <text:p text:style-name="P8"/>
      <text:p text:style-name="P8"/>
      <text:p text:style-name="P10"><text:span text:style-name="T2">К</text:span><text:span text:style-name="T1">урсовая работа</text:span></text:p>
      <text:p text:style-name="P6">Студента <text:span text:style-name="T3">1</text:span> курса <text:span text:style-name="T3">магистратуры</text:span></text:p>
      <text:p text:style-name="P5">Шабалова С.А.</text:p>
      <text:p text:style-name="P3"/>
      <text:p text:style-name="P6">Научный руководитель:</text:p>
      <text:p text:style-name="P5">профессор кафедры СП ВМК МГУ,</text:p>
      <text:p text:style-name="P5">заведующий отделом ВЦ РАН,</text:p>
      <text:list xml:id="list3306619944" text:style-name="L1">
        <text:list-header>
          <text:p text:style-name="P71"><text:span text:style-name="T2">доктор физико-математических наук</text:span><text:span text:style-name="T1"> </text:span><text:span text:style-name="T2">Серебряков В.А.</text:span></text:p>
        </text:list-header>
      </text:list>
      <text:p text:style-name="P11"/>
      <text:p text:style-name="P11"/>
      <text:p text:style-name="P7"/>
      <text:p text:style-name="P7"/>
      <text:p text:style-name="P7"/>
      <text:p text:style-name="P2">Москва-201<text:span text:style-name="T3">9</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Оглавление</text:p>
          </text:index-title>
          <text:p text:style-name="P67"><text:a xlink:type="simple" xlink:href="#__RefHeading___Toc489_4173488793" text:style-name="Index_20_Link" text:visited-style-name="Index_20_Link">1. Введение<text:tab/>3</text:a></text:p>
          <text:p text:style-name="P67"><text:a xlink:type="simple" xlink:href="#__RefHeading___Toc491_4173488793" text:style-name="Index_20_Link" text:visited-style-name="Index_20_Link">2. Общая постановка задачи<text:tab/>4</text:a></text:p>
          <text:p text:style-name="P65"><text:a xlink:type="simple" xlink:href="#__RefHeading___Toc493_4173488793" text:style-name="Index_20_Link" text:visited-style-name="Index_20_Link">2.1. Определения<text:tab/>4</text:a></text:p>
          <text:p text:style-name="P65"><text:a xlink:type="simple" xlink:href="#__RefHeading___Toc1061_2078901995" text:style-name="Index_20_Link" text:visited-style-name="Index_20_Link">2.2. Единое Научное Информационное Пространство<text:tab/>4</text:a></text:p>
          <text:p text:style-name="P65"><text:a xlink:type="simple" xlink:href="#__RefHeading___Toc503_4173488793" text:style-name="Index_20_Link" text:visited-style-name="Index_20_Link">2.3. Научное наследие России<text:tab/>5</text:a></text:p>
          <text:p text:style-name="P65"><text:a xlink:type="simple" xlink:href="#__RefHeading___Toc495_4173488793" text:style-name="Index_20_Link" text:visited-style-name="Index_20_Link">2.4. Постановка задачи<text:tab/>5</text:a></text:p>
          <text:p text:style-name="P67"><text:a xlink:type="simple" xlink:href="#__RefHeading___Toc497_4173488793" text:style-name="Index_20_Link" text:visited-style-name="Index_20_Link">3. Обзор темы<text:tab/>6</text:a></text:p>
          <text:p text:style-name="P67"><text:a xlink:type="simple" xlink:href="#__RefHeading___Toc511_4173488793" text:style-name="Index_20_Link" text:visited-style-name="Index_20_Link">4. Предобработка исходных данных<text:tab/>7</text:a></text:p>
          <text:p text:style-name="P65"><text:a xlink:type="simple" xlink:href="#__RefHeading___Toc513_4173488793" text:style-name="Index_20_Link" text:visited-style-name="Index_20_Link">4.1. Классификация по языку<text:tab/>7</text:a></text:p>
          <text:p text:style-name="P65"><text:a xlink:type="simple" xlink:href="#__RefHeading___Toc515_4173488793" text:style-name="Index_20_Link" text:visited-style-name="Index_20_Link">4.2. Перевод оглавлений<text:tab/>8</text:a></text:p>
          <text:p text:style-name="P65"><text:a xlink:type="simple" xlink:href="#__RefHeading___Toc517_4173488793" text:style-name="Index_20_Link" text:visited-style-name="Index_20_Link">4.3. Нормализация<text:tab/>8</text:a></text:p>
          <text:p text:style-name="P67"><text:a xlink:type="simple" xlink:href="#__RefHeading___Toc519_4173488793" text:style-name="Index_20_Link" text:visited-style-name="Index_20_Link">5. Выделение ключевых слов<text:tab/>10</text:a></text:p>
          <text:p text:style-name="P65"><text:a xlink:type="simple" xlink:href="#__RefHeading___Toc3261_2078901995" text:style-name="Index_20_Link" text:visited-style-name="Index_20_Link">5.1. Разработка алгоритма<text:tab/>10</text:a></text:p>
          <text:p text:style-name="P65"><text:a xlink:type="simple" xlink:href="#__RefHeading___Toc3263_2078901995" text:style-name="Index_20_Link" text:visited-style-name="Index_20_Link">5.2. Детали реализации<text:tab/>11</text:a></text:p>
          <text:p text:style-name="P67"><text:a xlink:type="simple" xlink:href="#__RefHeading___Toc3265_2078901995" text:style-name="Index_20_Link" text:visited-style-name="Index_20_Link">6. Результаты<text:tab/>12</text:a></text:p>
          <text:p text:style-name="P67"><text:a xlink:type="simple" xlink:href="#__RefHeading___Toc523_4173488793" text:style-name="Index_20_Link" text:visited-style-name="Index_20_Link">7. Заключение<text:tab/>13</text:a></text:p>
          <text:p text:style-name="P67"><text:a xlink:type="simple" xlink:href="#__RefHeading___Toc525_4173488793" text:style-name="Index_20_Link" text:visited-style-name="Index_20_Link">8. Список литературы<text:tab/>14</text:a></text:p>
          <text:p text:style-name="P67"><text:a xlink:type="simple" xlink:href="#__RefHeading___Toc527_4173488793" text:style-name="Index_20_Link" text:visited-style-name="Index_20_Link">Приложение A. Описание публикации.<text:tab/>15</text:a></text:p>
          <text:p text:style-name="P67"><text:a xlink:type="simple" xlink:href="#__RefHeading___Toc529_4173488793" text:style-name="Index_20_Link" text:visited-style-name="Index_20_Link">Приложение B. Примеры оглавления.<text:tab/>17</text:a></text:p>
        </text:index-body>
      </text:table-of-content>
      <text:p text:style-name="P60"/>
      <text:h text:style-name="P68" text:outline-level="1"><text:bookmark-start text:name="__RefHeading___Toc489_4173488793"/>1. Введение<text:bookmark-end text:name="__RefHeading___Toc489_4173488793"/></text:h>
      <text:p text:style-name="P13"><text:span text:style-name="T66">В</text:span> последние годы в сфере информационных технологий наметилась тенденция на работу с не просто некоторыми объемами данных, удобными для прочтения человеком, а с данными, пригодными для машинной обработки: автоматического анализа, синтеза выводов, преобразования как самих данных, так и сделанных на их основе заключений, и множества других применений. Подобные данные описывают семантическую структуру в виде графа, что позволяет использовать множество уже существующих алгоритмов для обработки. Технологии такие как XML, RDF и OWL, необходимые для перехода на описанный вид данных, разрабатываются начиная с конца 1990-х – начала 2000-х годов, поддерживаются консорциумом W3C, множеством компаний и на сегодняшний день достигли существенного уровня развития.</text:p>
      <text:p text:style-name="P28">В процессе машинной обработки в данных могут быть выделены связи, облегчающие работу человека с ними, например, навигацию между документами. Но сама задача выделения этих связей нетривиальна для машинной обработки, если данные изначально не были приведены в пригодный формат.</text:p>
      <text:p text:style-name="P29">В данной курсовой работе рассматривается проблема выделения ключевых слов для дальнейшего выделения семантических связей.</text:p>
      <text:h text:style-name="P68" text:outline-level="1"><text:bookmark-start text:name="__RefHeading___Toc491_4173488793"/>2. Общая постановка задачи<text:bookmark-end text:name="__RefHeading___Toc491_4173488793"/></text:h>
      <text:h text:style-name="Heading_20_2" text:outline-level="2"><text:bookmark-start text:name="__RefHeading___Toc493_4173488793"/>2.1. <text:span text:style-name="T4">Определения</text:span><text:bookmark-end text:name="__RefHeading___Toc493_4173488793"/></text:h>
      <text:p text:style-name="P14"><text:span text:style-name="T5">Электронная библиотека публикаций</text:span> – информационная система, ориентированная на действия (поиск, доступ и т.д.) с публикациями в цифровом формате.</text:p>
      <text:p text:style-name="P15"><text:span text:style-name="T5">Семантическая связь</text:span> – смысловая связь. <text:span text:style-name="T7">Термин </text:span><text:span text:style-name="T6">семантический</text:span><text:span text:style-name="T8"> стал активно использоваться в контексте «семантический WEB» в противовес «несемантический WEB», основанному на гиперссылках. Фактически сегодня «семантической моделью WEB» имеется в виду использование RDF модели для представления информции.</text:span></text:p>
      <text:p text:style-name="P22"><text:span text:style-name="T5">Семантическая электронная библиотека</text:span> – электронная библиотека, ориентированная на интеграцию в Semantic Web.</text:p>
      <text:p text:style-name="P39"/>
      <text:h text:style-name="P69" text:outline-level="2"><text:bookmark-start text:name="__RefHeading___Toc1061_2078901995"/><text:span text:style-name="T60">2</text:span>.<text:span text:style-name="T60">2</text:span>. <text:s/>Единое Научное Информационное Пространство<text:bookmark-end text:name="__RefHeading___Toc1061_2078901995"/></text:h>
      <text:p text:style-name="P25">Единое Научное Информационное Пространство <text:span text:style-name="T14">РАН (</text:span>ЕНИП<text:span text:style-name="T14">)</text:span> – информационное пространство, ориентированного прежде всего на научного сотрудника РАН как потребителя, а с другой – ограниченного информацией, порождаемой и циркулирующей прежде всего в РАН. Предпосылки ее создания:</text:p>
      <text:list xml:id="list1439238463" text:style-name="L2">
        <text:list-item>
          <text:p text:style-name="P72">Накопившийся огромный объем научной информации в электронном виде в различных отраслях науки;</text:p>
        </text:list-item>
        <text:list-item>
          <text:p text:style-name="P72">Осознанная потребность научных сотрудников в необходимости как поиска качественной информации, так и в выставлении собственной информации в сетью;</text:p>
        </text:list-item>
        <text:list-item>
          <text:p text:style-name="P72">Осознанная потребность научных сотрудников в необходимости приведения имеющихся у них накопившихся массивов унаследованной информации к каким-либо стандартам (желательно международным);</text:p>
        </text:list-item>
        <text:list-item>
          <text:p text:style-name="P72">Осознание административным уровнем управления наукой в РАН критической необходимости наведения информационного порядка в РАН как организации для сохранения возможности управления.</text:p>
        </text:list-item>
      </text:list>
      <text:p text:style-name="P59"><text:span text:style-name="T14">В ЕНИП определено н</text:span>есколько уровней поддержки схем:</text:p>
      <text:list xml:id="list4116895891" text:style-name="L3">
        <text:list-item>
          <text:p text:style-name="P73"><text:span text:style-name="T5">Минимальная</text:span> – необходимый разумный минимум, минимально достаточный для обмена метаданными, поддержки взаимосвязей ресурсов;</text:p>
        </text:list-item>
        <text:list-item>
          <text:p text:style-name="P73"><text:span text:style-name="T5">Базовая</text:span> – объем достаточный для эффективной работы «дилетантов» в конкретной предметной области;</text:p>
        </text:list-item>
        <text:list-item>
          <text:p text:style-name="P73"><text:soft-page-break/><text:span text:style-name="T5">Расширенная</text:span> – объем достаточный для основной работы «специалистов» предметной подобласти;</text:p>
        </text:list-item>
        <text:list-item>
          <text:p text:style-name="P73"><text:span text:style-name="T5">Специализированная</text:span> – объем, существенно ориентированный на специалистов предметной области, используется только в рамках подпространства, включающего специализированные системы.</text:p>
        </text:list-item>
      </text:list>
      <text:p text:style-name="P26"><text:span text:style-name="T46">Также в ЕНИП в</text:span>ыделен основной профиль, включающий общеприменимые и первоочередные предметные области, <text:span text:style-name="T46">и с</text:span>пецифицирован механизм расширения стандарта дополнительными специализированными профилями, ориентированными на использование в специализированных научных сообществах.</text:p>
      <text:p text:style-name="P37"/>
      <text:h text:style-name="P69" text:outline-level="2"><text:bookmark-start text:name="__RefHeading___Toc503_4173488793"/><text:span text:style-name="T60">2</text:span>.<text:span text:style-name="T60">3</text:span>. Научное наследие России<text:bookmark-end text:name="__RefHeading___Toc503_4173488793"/></text:h>
      <text:p text:style-name="P25">Исследование в рамках данной работы проводится на примере электронной библиотека «Научное наследие России» <text:span text:style-name="T47">(далее – </text:span>«<text:span text:style-name="T47">Наследие</text:span>»<text:span text:style-name="T47">)</text:span>, которая разрабатывается в рамках одноименной программы Президиума РАН с целью обеспечения сохранности и предоставления публич<text:span text:style-name="T53">н</text:span>ого доступа к научным трудам известных российских и зарубежных ученых и исследователей, работавших на территории России. <text:span text:style-name="T46">В настоящее время на сайте библиотеки (</text:span><text:a xlink:type="simple" xlink:href="http://e-heritage.ru/" text:style-name="Internet_20_link" text:visited-style-name="Visited_20_Internet_20_Link"><text:span text:style-name="T46">http://e-heritage.ru</text:span></text:a><text:span text:style-name="T46">) доступно порядка 28 тысяч публикаций, разделенные на рубрики на базе классификатора ГРНТИ.</text:span></text:p>
      <text:p text:style-name="P34"><text:span text:style-name="T9">Второй важной задачей этой библиотеки является интеграция существующих библиотечных ресурсов в </text:span><text:span text:style-name="T10">ЕНИП. На данный момент все доступные на </text:span><text:span text:style-name="T9">«</text:span><text:span text:style-name="T11">Наследии</text:span><text:span text:style-name="T9">» </text:span><text:span text:style-name="T11">публикации имеют метаданные в формате RDF, совместимые с ЕНИП. Пример такого описания в приложении A. Также для большей части библиотечных ресурсов доступны оглавления (приложение B).</text:span></text:p>
      <text:p text:style-name="P38"/>
      <text:h text:style-name="Heading_20_2" text:outline-level="2"><text:bookmark-start text:name="__RefHeading___Toc495_4173488793"/>2.<text:span text:style-name="T60">4</text:span>. Постановка задачи<text:bookmark-end text:name="__RefHeading___Toc495_4173488793"/></text:h>
      <text:p text:style-name="P33">Цель работы:</text:p>
      <text:p text:style-name="P61">разработка <text:span text:style-name="T71">алгоритма</text:span> выделения <text:span text:style-name="T60">ключевых слов</text:span> <text:span text:style-name="T60">в</text:span> публикация<text:span text:style-name="T60">х</text:span> электронной библиотеке <text:span text:style-name="T55">в рамках ЕНИП</text:span></text:p>
      <text:p text:style-name="P33">Этапы работы:</text:p>
      <text:list xml:id="list1986184723" text:style-name="L4">
        <text:list-item>
          <text:p text:style-name="P74">Предобработка исходных данных;</text:p>
        </text:list-item>
        <text:list-item>
          <text:p text:style-name="P74">Разработка и реализация <text:span text:style-name="T72">алгоритма</text:span> выделения <text:span text:style-name="T60">ключевых слов.</text:span></text:p>
        </text:list-item>
      </text:list>
      <text:h text:style-name="P68" text:outline-level="1"><text:bookmark-start text:name="__RefHeading___Toc497_4173488793"/>3. Обзор <text:span text:style-name="T62">темы</text:span><text:bookmark-end text:name="__RefHeading___Toc497_4173488793"/></text:h>
      <text:p text:style-name="P58">Рассмотрим ряд работ, связанных с <text:span text:style-name="T12">семантическими электронными библиотеками.</text:span></text:p>
      <text:p text:style-name="P16">Публикаци<text:span text:style-name="T13">и</text:span> <text:span text:style-name="T63">[2]</text:span> <text:span text:style-name="T13">и [3]</text:span> посвящен<text:span text:style-name="T13">ы</text:span> семантическому структурированию контента научных электронных библиотек на примере научно-образовательной электронной библиотеки Соционет, основанной на технологии открытых архивов и содержащей информационные ресурсы социально-экономической тематики. Эта библиотека функционирует уже более десяти лет и приобрела в последние годы статус де-факто институциональной электронной библиотеки Отделения общественных наук РАН. Основная часть работы заключается в структурировании <text:span text:style-name="T13">и классификации</text:span> семантических связей между научными публикациями библиотеки с целью их последющего использования пользователями Соционет. <text:span text:style-name="T13">При этом строгость формата научных публикаций облегчает выделение самих связей, т.к. могут быть указаны исследователи, их организации, ГРНТИ, ключевые слова, цитирования и т.д. Также в платформу Соционет была добавлена возможность добавления пользовательских семантических связей. Таким образом, эти публикации имеют большую ценность для этапа, следующего за выделением семантических связей.</text:span></text:p>
      <text:p text:style-name="P41"><text:span text:style-name="T32">Также была рассмотрена работы, посвященные проблеме автоматического выделения ключевых слов в тексте. Доклад </text:span><text:span text:style-name="T34">[4]</text:span><text:span text:style-name="T32"> посвящен алгоритм</text:span><text:span text:style-name="T36">у</text:span><text:span text:style-name="T32"> KEA (Key Extraction Algorithm), используемого для извлечения ключевых слов и словосочетаний. KEA широко известен своей эффективностью для извлечения ключевых слов и словосочетаний из англоязычных текстов. В этой публикации </text:span><text:span text:style-name="T36">была представлена модификация KEA для текстов на русском языке</text:span><text:span text:style-name="T33">.</text:span></text:p>
      <text:p text:style-name="P48"><text:span text:style-name="T15">Авторы работы [</text:span><text:span text:style-name="T37">7</text:span><text:span text:style-name="T15">] </text:span><text:span text:style-name="T37">исследуют существующие open-source решения для выделения ключевых слов: Google KEA, надстройку над ним Maui, lvsh, KeywordFinder и TextRank. К сожалению в результате качество </text:span><text:span text:style-name="T41">алгоритмов</text:span><text:span text:style-name="T37"> было довольно низким, что было связано с малым размером тестового набора данных, недостатками методов и общей сложностью задачи.</text:span></text:p>
      <text:h text:style-name="P68" text:outline-level="1"><text:bookmark-start text:name="__RefHeading___Toc511_4173488793"/><text:span text:style-name="T64">4</text:span>. Предобработка исходных данных<text:bookmark-end text:name="__RefHeading___Toc511_4173488793"/></text:h>
      <text:p text:style-name="P47"><text:span text:style-name="T15">Из-за технических сложностей работа проводилась на отдельной версии </text:span><text:span text:style-name="T16">«</text:span><text:span text:style-name="T15">Наследия</text:span><text:span text:style-name="T16">», ранее </text:span><text:span text:style-name="T15">доступно</text:span><text:span text:style-name="T17">й</text:span><text:span text:style-name="T15"> на сайте </text:span><text:a xlink:type="simple" xlink:href="http://dev.e-heritage.ru/" text:style-name="Internet_20_link" text:visited-style-name="Visited_20_Internet_20_Link"><text:span text:style-name="T15">http://dev.e-heritage.ru</text:span></text:a><text:span text:style-name="T15">, </text:span><text:span text:style-name="T17">где хранилось только 18 тысяч публикаций. После полной загрузки выяснилось, что:</text:span></text:p>
      <text:list xml:id="list184367996" text:style-name="L5">
        <text:list-item>
          <text:p text:style-name="P87"><text:span text:style-name="T18">У</text:span><text:span text:style-name="T17"> 6.6 тысяч публикаций отсутствуют оглавления;</text:span></text:p>
        </text:list-item>
        <text:list-item>
          <text:p text:style-name="P89"><text:span text:style-name="T17">1.</text:span><text:span text:style-name="T15">5 тысячи публикаций имеют оглавление </text:span><text:span text:style-name="T19">на русском языке в</text:span><text:span text:style-name="T15"> петровском </text:span><text:span text:style-name="T20">право</text:span><text:span text:style-name="T15">писании;</text:span></text:p>
        </text:list-item>
        <text:list-item>
          <text:p text:style-name="P75">Около 700 публикации имеют оглавление на западно-европейский языках.</text:p>
        </text:list-item>
      </text:list>
      <text:p text:style-name="P27">Примеры 2 и 3 пунктов в приложени<text:span text:style-name="T48">и</text:span> <text:span text:style-name="T48">C</text:span>.</text:p>
      <text:p text:style-name="P17"><text:span text:style-name="T61">Таким образом,</text:span> исходные данные <text:span text:style-name="T49">«Наследи</text:span>я<text:span text:style-name="T49">» изначально не были готовы к какой-либо текстовой обработке, поэтому предобработка происходила следующим образом:</text:span></text:p>
      <text:list xml:id="list3796718536" text:style-name="L6">
        <text:list-item>
          <text:p text:style-name="P76">Классификация оглавлений публикаций по их языку;</text:p>
        </text:list-item>
        <text:list-item>
          <text:p text:style-name="P76">Автоматический перевод оглавлений по необходимости;</text:p>
        </text:list-item>
        <text:list-item>
          <text:p text:style-name="P76">Удаление стоп-слов, нормализация.</text:p>
        </text:list-item>
      </text:list>
      <text:p text:style-name="P35"/>
      <text:h text:style-name="Heading_20_2" text:outline-level="2"><text:bookmark-start text:name="__RefHeading___Toc513_4173488793"/><text:span text:style-name="T64">4</text:span>.1. Классификация по языку<text:bookmark-end text:name="__RefHeading___Toc513_4173488793"/></text:h>
      <text:p text:style-name="P18">В процессе классификации оглавлений публикации были разделены на следующие категории:</text:p>
      <text:list xml:id="list900741626" text:style-name="L7">
        <text:list-item>
          <text:p text:style-name="P77">русский язык, новое правописание;</text:p>
        </text:list-item>
        <text:list-item>
          <text:p text:style-name="P77">русский язык, петровское <text:span text:style-name="T51">право</text:span>писание;</text:p>
        </text:list-item>
        <text:list-item>
          <text:p text:style-name="P77">один из западно-европейских языков.</text:p>
        </text:list-item>
      </text:list>
      <text:p text:style-name="P19">Русский язык в петровском <text:span text:style-name="T51">право</text:span>писании был выделен отдельно, т.к. популярные средства машинного перевода его не поддерживают, в отличие от западно-европейских языков. <text:span text:style-name="T50">Отметим, что в RDF описаниях публикации на петровском правописании язык было отмечено, что они на русском языке (isir:publicationLanguage).</text:span></text:p>
      <text:p text:style-name="P103">Классификация происходила по след<text:span text:style-name="T51">ующему алгоритму:</text:span></text:p>
      <text:list xml:id="list1232273951" text:style-name="L19">
        <text:list-item>
          <text:p text:style-name="P86">Вход – исходный текст;</text:p>
        </text:list-item>
      </text:list>
      <text:p text:style-name="P104">Выход – язык документа.</text:p>
      <text:list xml:id="list2954376818" text:style-name="L8">
        <text:list-item>
          <text:p text:style-name="P78">Если в тексте нет букв из обычного русского алфавита, то относим к западно-европейским языкам</text:p>
        </text:list-item>
        <text:list-item>
          <text:p text:style-name="P78">Если в тексте есть буквы из обычного русского алфавита, то:</text:p>
          <text:p text:style-name="P78"><text:soft-page-break/>2.1. Если в тексте нет букв ‘ѣ’, ‘ѵ’, ‘ѳ’ в любом регистре и нет буквы ‘i’ в нижнем регистре, то относим к русскому языку в новом правописании;</text:p>
        </text:list-item>
      </text:list>
      <text:p text:style-name="P105">2.2. Иначе относим к руссому языку в петровском правописание</text:p>
      <text:p text:style-name="P104">Сложность алгоритма – О(N), где N – длина текста.</text:p>
      <text:p text:style-name="P20">Этот алгоритм работает на исходных данных, где в названиях оглавлений встречаются римские цифры, обозначающие номер главы, поэтому был выделено условие про букву ‘i’ в нижнем регистре. Также она не встречается в качестве первой буквы слова в начале предложения, поэтому ложно отрицательных результатов нет. Отметим недостаток, что данный классификатор определяет белорусский и украинский языки как русский в петровском правописании, но тексты на этих языках не были обнаружены при поверхностном изучении исходных данных.</text:p>
      <text:p text:style-name="P21"/>
      <text:h text:style-name="Heading_20_2" text:outline-level="2"><text:bookmark-start text:name="__RefHeading___Toc515_4173488793"/><text:span text:style-name="T64">4</text:span>.2. Перевод оглавлений<text:bookmark-end text:name="__RefHeading___Toc515_4173488793"/></text:h>
      <text:p text:style-name="P20">Для перевода текстов на западно-европейских языках было использовано API Яндекс.Переводчик. <text:span text:style-name="T52">Он был выбран т.к. имеет достаточно большой для данной задачи лимит запросов, не требующий оплаты, простой в использовании и имеет высокую производительность.</text:span></text:p>
      <text:p text:style-name="P40"><text:span text:style-name="T21">Для перевода русского языка из петровского правописания в новое был использован бесплатный сервис </text:span><text:span text:style-name="T16">«</text:span><text:span text:style-name="T21">Славеница</text:span><text:span text:style-name="T16">» </text:span><text:span text:style-name="T21">(</text:span><text:a xlink:type="simple" xlink:href="http://slavenica.com/" text:style-name="Internet_20_link" text:visited-style-name="Visited_20_Internet_20_Link">http://slavenica.com/</text:a><text:span text:style-name="T21">). Других средств для автоматического решения этой задачи в свободном доступе не было найдено. К сожалению, </text:span><text:span text:style-name="T16">«</text:span><text:span text:style-name="T21">Славеница</text:span><text:span text:style-name="T16">» </text:span><text:span text:style-name="T21">не имеет API, процесс перевода производится на их сервере, а запросы, передаваемые на сервер, обфусцированы и хранят переводимый текст в неизвестном формате. Процесс кодирования в этот формат производится также обфусцированным кодом страницы сайта, поэтому задачи перевода происходила при помощи популярного инструмента Selenium, используемого для автоматизации действий веб-браузера. Такой подход имеет крайне низкую производительность, но он был наиболее прост в реализации. </text:span><text:span text:style-name="T22">Другие рассматриваемые подходы:</text:span></text:p>
      <text:list xml:id="list1490965845" text:style-name="L9">
        <text:list-item>
          <text:p text:style-name="P88"><text:span text:style-name="T22">Полноценный</text:span><text:span text:style-name="T21"> </text:span><text:span text:style-name="T22">реверс-инжиниринг</text:span><text:span text:style-name="T21"> кода </text:span><text:span text:style-name="T22">страницы </text:span><text:span text:style-name="T16">«</text:span><text:span text:style-name="T21">Славеницы</text:span><text:span text:style-name="T16">» </text:span><text:span text:style-name="T23">для автоматизации запросов с серверу переводчика;</text:span></text:p>
        </text:list-item>
        <text:list-item>
          <text:p text:style-name="P88"><text:span text:style-name="T22">Р</text:span><text:span text:style-name="T21">еализации собственного переводчика из петровского правописани</text:span><text:span text:style-name="T22">я</text:span><text:span text:style-name="T21"> в новое.</text:span></text:p>
        </text:list-item>
      </text:list>
      <text:p text:style-name="P36"/>
      <text:h text:style-name="Heading_20_2" text:outline-level="2"><text:bookmark-start text:name="__RefHeading___Toc517_4173488793"/><text:soft-page-break/><text:span text:style-name="T35">4</text:span><text:span text:style-name="T15">.3. </text:span><text:span text:style-name="T24">Нормализация</text:span><text:bookmark-end text:name="__RefHeading___Toc517_4173488793"/></text:h>
      <text:p text:style-name="P23">Процесс нормализации происходил следующим образом:</text:p>
      <text:list xml:id="list2037283423" text:style-name="L10">
        <text:list-item>
          <text:p text:style-name="P79">Перевод текста в нижний регистр;</text:p>
        </text:list-item>
        <text:list-item>
          <text:p text:style-name="P90"><text:span text:style-name="T15">Удаление </text:span><text:span text:style-name="T25">стоп-слов по списку, пунктуации, отдельно стоящих букв </text:span><text:span text:style-name="T42">и</text:span><text:span text:style-name="T25"> чисел, записанных как арабскими, так и римскими цифрами;</text:span></text:p>
        </text:list-item>
        <text:list-item>
          <text:p text:style-name="P80">Приведение каждого слова в нормальную форму при помощи библиотеки pymorphy.</text:p>
        </text:list-item>
      </text:list>
      <text:p text:style-name="P31">Алгоритм удаления стоп-слов, пунктуации, отдельно стоящих букв и чисел:</text:p>
      <text:list xml:id="list1943946544" text:style-name="L11">
        <text:list-item>
          <text:p text:style-name="P81">Вход – исходная строка;</text:p>
        </text:list-item>
        <text:list-item>
          <text:p text:style-name="P91"><text:span text:style-name="T15">Выход – строка без стоп-слов, пунктуации, отдельно стоящих букв и чисел, з</text:span><text:span text:style-name="T25">аписанных как арабскими, так и римскими цифрами;</text:span></text:p>
        </text:list-item>
      </text:list>
      <text:list xml:id="list636526068" text:style-name="L12">
        <text:list-item>
          <text:p text:style-name="P82">Удалить все символы пунктуации из строки;</text:p>
        </text:list-item>
        <text:list-item>
          <text:p text:style-name="P82">Разбить строку по пробельным символам на отдельные слова;</text:p>
        </text:list-item>
        <text:list-item>
          <text:p text:style-name="P92"><text:span text:style-name="T15">Для каждого отдельного слова: </text:span><text:span text:style-name="T43">если слово записано только арабскими цифрами или является числом, записанном римскими цифрами или слово принадлежит списку стоп-слов и отдельно стоящих букв, то удалить его из списка отдельных слов;</text:span></text:p>
        </text:list-item>
        <text:list-item>
          <text:p text:style-name="P93"><text:span text:style-name="T43">О</text:span><text:span text:style-name="T15">бъединить оставшиеся отдельные слова в строку, в качестве разделителя используется пробел.</text:span></text:p>
        </text:list-item>
      </text:list>
      <text:p text:style-name="P32">Сложность алгоритма – O(N*M), где N – количество слов в строке, M – длина списка стоп-слов и отдельных букв.</text:p>
      <text:p text:style-name="P42"><text:span text:style-name="T15">Процедура нормализации едина </text:span><text:span text:style-name="T28">для всех текстов, которые используются в дальнейшем процессе выделения ключевых слов</text:span><text:span text:style-name="T15">. Нормализованные тексты сохраняются в БД для дальнейших экспериментов. </text:span><text:span text:style-name="T26">Отметим, что немалая часть оглавлений содержат только номера глав и синоним слова </text:span><text:span text:style-name="T16">«</text:span><text:span text:style-name="T26">глава</text:span><text:span text:style-name="T16">», </text:span><text:span text:style-name="T26">поэтому в изначальный список стоп-слов были добавлены найденные в текстах при поверхностном изучении </text:span><text:span text:style-name="T27">подобные синонимы</text:span><text:span text:style-name="T26">.</text:span></text:p>
      <text:h text:style-name="P68" text:outline-level="1"><text:bookmark-start text:name="__RefHeading___Toc519_4173488793"/><text:span text:style-name="T64">5</text:span>. Выделение ключевых слов<text:bookmark-end text:name="__RefHeading___Toc519_4173488793"/></text:h>
      <text:h text:style-name="Heading_20_2" text:outline-level="2"><text:bookmark-start text:name="__RefHeading___Toc3261_2078901995"/>5.1. Разработка <text:span text:style-name="T72">алгоритма</text:span><text:bookmark-end text:name="__RefHeading___Toc3261_2078901995"/></text:h>
      <text:p text:style-name="P24">Изучив все данные, которые были получены для отдельно взятого книжного ресурса, было решено обрабатывать название публикации, оглавление и понятие рубрикатора ГРНТИ, к которому отнесен ресурс. </text:p>
      <text:p text:style-name="P43"><text:span text:style-name="T15">Изначальный подход к выделению ключевых слов </text:span><text:span text:style-name="T26">заключался в выделении всех одиночных слов и ранжирование их по мере TF-IDF с последующей фильтрацией. Результаты такого подхода оказались неудовлетворительны, т.к. то, что было отмечено как ключевые слова, никак не соотносилось со смыслом исходных текстов. Отметим, что подобный результат ожидался изначально, но этот подход был проверен из-за повышенной плотности ключевых слов в названиях публикации и оглавлениях.</text:span></text:p>
      <text:p text:style-name="P52"><text:span text:style-name="T26">В</text:span><text:span text:style-name="T15">озникло предположение, что необходимо привязать некоторый </text:span><text:span text:style-name="T29">фиксированный </text:span><text:span text:style-name="T15">набор понятий, </text:span><text:span text:style-name="T29">слова и словосочетания из которого можно будет искать в исходных данных. В качестве такого набора был выбран набор заголовков статей русскоязычной Википедии. Заголовки, используемые в качестве искомых ключевых слов, относятся к широкому спектру тем, также как и публикации из исходных данных для данной работы. Отметим, что в Википедии есть статьи как для более общих понятий, так и более узких, поэтому ранжирование найденных ключевых слов все равно необходимо, </text:span><text:span text:style-name="T30">т.к. более общие понятия могут быть также не соотноситься со смыслом исходных текстов. </text:span><text:span text:style-name="T31">Также в качестве набора словосочетаний для поиска ключевых слов могут быть использованы и иные источники, например тезаурусы.</text:span></text:p>
      <text:p text:style-name="P56"><text:span text:style-name="T31">Т</text:span><text:span text:style-name="T15">аким образом, </text:span><text:span text:style-name="T40">алгоритм</text:span><text:span text:style-name="T15"> выделения ключевых слов следующий:</text:span></text:p>
      <text:list xml:id="list967693306" text:style-name="L13">
        <text:list-item>
          <text:p text:style-name="P83">Вход – исходные тексты, набор заголовков статей Википедии, список стоп-слов и отдельных букв;</text:p>
        </text:list-item>
        <text:list-item>
          <text:p text:style-name="P83">Выход – набор пар исходный текст – список ключевых слов.</text:p>
        </text:list-item>
      </text:list>
      <text:list xml:id="list4100633449" text:style-name="L14">
        <text:list-item>
          <text:p text:style-name="P84">Удалить из исходных текстов и набора заголовков статей Википедии стоп-слова, пунктуацию, числа, привести каждое из слов к нормальной форме <text:span text:style-name="T78">(алгоритм описан в разделе 4.3)</text:span>;</text:p>
        </text:list-item>
        <text:list-item>
          <text:p text:style-name="P84">Найти в нормализованных текстах полные совпадения нормализованных заголовков, при этом каждое слово по отдельности должно совпадать с каждым;</text:p>
        </text:list-item>
        <text:list-item>
          <text:p text:style-name="P84">Вычислить меру TF-IDF, <text:span text:style-name="T78">где</text:span> термин – нормализованный заголовок, <text:span text:style-name="T78">а документ – нормализованный исходный текст</text:span>;</text:p>
        </text:list-item>
        <text:list-item>
          <text:p text:style-name="P94"><text:soft-page-break/><text:span text:style-name="T31">В</text:span><text:span text:style-name="T15">ычислить пороговое значение следующим образом: о</text:span><text:span text:style-name="T44">тсортировать значения TF-IDF </text:span><text:span text:style-name="T15">для каждого исходного текста </text:span><text:span text:style-name="T44">по убыванию и взять N-ое с начала, </text:span><text:span text:style-name="T15">где N равно 5;</text:span></text:p>
        </text:list-item>
        <text:list-item>
          <text:p text:style-name="P95"><text:span text:style-name="T31">Сохранить в качестве ключевых слов те совпадения, для которых TF-IDF выше порогового значения </text:span><text:span text:style-name="T39">(определяется для каждого текста отдельно)</text:span><text:span text:style-name="T31">.</text:span></text:p>
        </text:list-item>
      </text:list>
      <text:p text:style-name="P57">Сложность алгоритма: O(N*M*K) + O(N*M) + O(N*M) + O(N*M*logM) + O(N*M) = O(N*M*(K + logM)), где N – количество исходных текстов, M – самое большое количество слов в документе, K – количество стоп-слов и отдельно стоящих букв. Сложность вычислена с учетом выбранного в разделе 5.2 алгоритма для пункта 2 описанного алгоритма.</text:p>
      <text:list xml:id="list3796191329" text:style-name="L15">
        <text:list-header>
          <text:p text:style-name="P85"/>
        </text:list-header>
      </text:list>
      <text:h text:style-name="Heading_20_2" text:outline-level="2"><text:bookmark-start text:name="__RefHeading___Toc3263_2078901995"/>5.2. Детали реализации<text:bookmark-end text:name="__RefHeading___Toc3263_2078901995"/></text:h>
      <text:p text:style-name="P53"><text:span text:style-name="T15">В наборе заголовков статей Википедии около 3 миллионов слов и словосочетаний, который необходимо было найти в текстах для 18 тысяч нормализованных текстов. </text:span><text:span text:style-name="T38">Фактически это задача полнотекстового поиска с дополнительным требованием на учет границ слов.</text:span></text:p>
      <text:p text:style-name="P30">Одним из наиболее распросраненных средств для решения задачи полнотекстового поиска является алгоритм Ахо-Корасик, но он не удовлетворяет требованию на границы слов.</text:p>
      <text:p text:style-name="P54"><text:span text:style-name="T70">Также б</text:span>ыла найден <text:span text:style-name="T70">алгоритм </text:span>FlashText, <text:span text:style-name="T54">описанный в статье [5], который удовлетворяет всем требованиям и показала высокую производительность для данной задачи. При его разработке автор взял за основу алгоритм Ахо-Корасик. Также она разработана для выделение самого длинного совпадения, т.е. если в списке ключевых слов есть два отдельных слова и словосочетание из них, а в тексте, подаваемой ей на вход, будет именно словосочетание из этих двух слов, то на выходе будет только словосочетание, без отдельных ключевых слов.</text:span></text:p>
      <text:p text:style-name="P55">Таким образом, для реализации был выбран алгоритм FlashText. <text:span text:style-name="T79">С учетом выбранного алгоритма сложность п.2 алгоритма выделения ключевых слов – O(N*M), где N – количество исходных документов, M – самая большая длина документа.</text:span></text:p>
      <text:h text:style-name="P68" text:outline-level="1"><text:bookmark-start text:name="__RefHeading___Toc3265_2078901995"/>6. <text:span text:style-name="T66">Результаты</text:span><text:bookmark-end text:name="__RefHeading___Toc3265_2078901995"/></text:h>
      <text:p text:style-name="P49">Тестирование <text:span text:style-name="T72">алгоритма </text:span>проводилось на <text:span text:style-name="T67">наборе статей научной электронной библиотеки «Киберленинка» (</text:span><text:a xlink:type="simple" xlink:href="https://cyberleninka.ru/" text:style-name="Internet_20_link" text:visited-style-name="Visited_20_Internet_20_Link"><text:span text:style-name="T67">https://cyberleninka.ru/</text:span></text:a><text:span text:style-name="T67">), в которых были выделены ключевые слова (</text:span><text:a xlink:type="simple" xlink:href="https://github.com/mannefedov/ru_kw_eval_datasets" text:style-name="Internet_20_link" text:visited-style-name="Visited_20_Internet_20_Link"><text:span text:style-name="T67">https://github.com/mannefedov/ru_kw_eval_datasets</text:span></text:a><text:span text:style-name="T67">). В наборе было 4072 статьи на различные научные темы. Оценивание происходило по стандартным мерам Precision и Recall.</text:span></text:p>
      <table:table table:name="Table1" table:style-name="Table1">
        <table:table-column table:style-name="Table1.A"/>
        <table:table-column table:style-name="Table1.B"/>
        <table:table-column table:style-name="Table1.C"/>
        <table:table-row>
          <table:table-cell table:style-name="Table1.A1" office:value-type="string">
            <text:p text:style-name="P64">Алгоритм</text:p>
          </table:table-cell>
          <table:table-cell table:style-name="Table1.A1" office:value-type="string">
            <text:p text:style-name="P62">Precision</text:p>
          </table:table-cell>
          <table:table-cell table:style-name="Table1.C1" office:value-type="string">
            <text:p text:style-name="P62">Recall</text:p>
          </table:table-cell>
        </table:table-row>
        <table:table-row>
          <table:table-cell table:style-name="Table1.A2" office:value-type="string">
            <text:p text:style-name="P62">Wiki + tf-idf</text:p>
          </table:table-cell>
          <table:table-cell table:style-name="Table1.A2" office:value-type="string">
            <text:p text:style-name="P63">10.14%</text:p>
          </table:table-cell>
          <table:table-cell table:style-name="Table1.C2" office:value-type="string">
            <text:p text:style-name="P62">7.46%</text:p>
          </table:table-cell>
        </table:table-row>
      </table:table>
      <text:p text:style-name="P49"/>
      <text:p text:style-name="P51"><text:span text:style-name="T75">Отметим, что р</text:span>азработанны<text:span text:style-name="T75">й</text:span> <text:span text:style-name="T73">алгоритм</text:span> показа<text:span text:style-name="T73">л</text:span> низкое качество. Это мож<text:span text:style-name="T74">но связать </text:span>с <text:span text:style-name="T74">несколькими причинами</text:span>:</text:p>
      <text:list xml:id="list3883184024" text:style-name="L16">
        <text:list-item>
          <text:p text:style-name="P96">Используемые в методе признаки слабо представительны и недостаточны для решения задачи выделения ключевых слов;</text:p>
        </text:list-item>
        <text:list-item>
          <text:p text:style-name="P96">Общая сложность задачи: разметка ключевых слов производится субъективными асессорами;</text:p>
        </text:list-item>
        <text:list-item>
          <text:p text:style-name="P96">Особенност<text:span text:style-name="T76">ь</text:span> тестового набора статей: выделенные ключевые слова в тестовой выборке часто состоят из 2 и более слов и более точно отражают содержание статьи, но подобных понятий в Википедии довольно мало.</text:p>
        </text:list-item>
      </text:list>
      <text:h text:style-name="P68" text:outline-level="1"><text:bookmark-start text:name="__RefHeading___Toc523_4173488793"/><text:span text:style-name="T69">7</text:span>. Заключение<text:bookmark-end text:name="__RefHeading___Toc523_4173488793"/></text:h>
      <text:p text:style-name="P44">В ходе работы была проведена большая работа по подготовке данных книжных ресурсов электронной библиотеки «Научное наследие России», <text:span text:style-name="T68">разработан алгоритм </text:span>выделен<text:span text:style-name="T68">ия</text:span> ключевы<text:span text:style-name="T68">х</text:span> слов на основе фиксированного набора словарных строк. <text:span text:style-name="T68">К сожалению, качество разработанного алгоритма неудовлетворительно.</text:span></text:p>
      <text:p text:style-name="P50">Дальнейшая работа:</text:p>
      <text:list xml:id="list2324162803" text:style-name="L17">
        <text:list-item>
          <text:p text:style-name="P97"><text:span text:style-name="T68">Прододжить разработку алгоритма выделения ключевых слов</text:span>;</text:p>
        </text:list-item>
        <text:list-item>
          <text:p text:style-name="P97">В рамках дополнительного профиля ЕНИП разработать модель хранения связей документ-термин и термин-понятие ГРНТИ.</text:p>
        </text:list-item>
        <text:list-item>
          <text:p text:style-name="P102">Разработка <text:span text:style-name="T77">алгоритма</text:span> выделения семантических связей.</text:p>
        </text:list-item>
      </text:list>
      <text:h text:style-name="P68" text:outline-level="1"><text:bookmark-start text:name="__RefHeading___Toc525_4173488793"/><text:span text:style-name="T64">8</text:span>. Список литературы<text:bookmark-end text:name="__RefHeading___Toc525_4173488793"/></text:h>
      <text:list xml:id="list1873366560" text:style-name="L18">
        <text:list-item>
          <text:p text:style-name="P98">Серебряков В. А. Что такое семантическая цифровая библиотека // Труды 16-й Всероссийской научной конференции «Электронные библиотеки: перспективные методы и технологии, электронные коллекции». – Дубна, 2014 – P. 21 – 25.</text:p>
        </text:list-item>
        <text:list-item>
          <text:p text:style-name="P99">Когаловский М. Р., Паринов С. И., Классификацияи использование семантических связей между информационными объектами в научных электронных библиотеках // Информ<text:span text:style-name="T56">атика</text:span> и её примен<text:span text:style-name="T56">ение. – </text:span>2012 – <text:span text:style-name="T58">Т</text:span>ом 6, выпуск 3 – <text:span text:style-name="T56">С. </text:span>32-42.</text:p>
        </text:list-item>
        <text:list-item>
          <text:p text:style-name="P98">Когаловский М. Р., Паринов С. И., Семантическое структурирование контента научных электронных библиотек на основе онтологий // Современные технологии интеграции информационных ресурсов: сборник научных трудов. – 2011 – Вып<text:span text:style-name="T58">уск</text:span> 2.</text:p>
        </text:list-item>
        <text:list-item>
          <text:p text:style-name="P98">Митрофанова О. А., Соколова Е. В., Автоматическое извлечение ключевых слов и словосочетаний из русскоязычных текстов с помощью алгоритма KEA // Компьютерная лингвистика и вычислительные онтологии. – <text:span text:style-name="T57">2017 – В</text:span>ыпуск 1.</text:p>
        </text:list-item>
        <text:list-item>
          <text:p text:style-name="P100">Vikash Singh, Replace or Retrieve Keywords In Documents At Scale [Электронный ресурс] – Режим доступа: https://arxiv.org/pdf/1711.00046, свободный.</text:p>
        </text:list-item>
        <text:list-item>
          <text:p text:style-name="P100">Интеграция метаданных Единого Научного Информационного Пространства РАН / А.А.Бездушный, А.Н.Бездушный, В.А.Серебряков, В.И.Филиппов. - М.: ВЦ РАН, 2006.</text:p>
        </text:list-item>
        <text:list-item>
          <text:p text:style-name="P101"><text:span text:style-name="T65">Сандрикова М.</text:span>, Разработка метода поиска ключевых слов для задачи визуализации научных статей [Электронный ресурс] – Режим доступа: http://www.dialog-21.ru/media/3995/sandrikova.pdf, свободный.</text:p>
        </text:list-item>
      </text:list>
      <text:h text:style-name="P68" text:outline-level="1"><text:bookmark-start text:name="__RefHeading___Toc527_4173488793"/>Приложение A. Описание публикации.<text:bookmark-end text:name="__RefHeading___Toc527_4173488793"/></text:h>
      <text:p text:style-name="P45">&lt;?xml version="1.0" encoding="Windows-1251"?&gt;</text:p>
      <text:p text:style-name="P45">&lt;rdf:RDF xmlns:isp="http://umeta.ru/namespaces/platform/ixsp" </text:p>
      <text:p text:style-name="P45"><text:s text:c="4"/>xmlns:xsp-request="http://apache.org/xsp/request/2.0" </text:p>
      <text:p text:style-name="P45"><text:s text:c="4"/>xmlns:dc="http://purl.org/dc/elements/1.1/" </text:p>
      <text:p text:style-name="P45"><text:s text:c="4"/>xmlns:dcterms="http://purl.org/dc/terms/" </text:p>
      <text:p text:style-name="P45"><text:s text:c="4"/>xmlns:rdf="http://www.w3.org/1999/02/22-rdf-syntax-ns#" </text:p>
      <text:p text:style-name="P45"><text:s text:c="4"/>xmlns:isir="http://isir.ras.ru/namespace/" </text:p>
      <text:p text:style-name="P45"><text:s text:c="4"/>xmlns:aux="http://umeta.ru/namespaces/blocks/auxiliary/" </text:p>
      <text:p text:style-name="P45"><text:s text:c="4"/>xmlns:media="http://umeta.ru/namespaces/heritage/media/" </text:p>
      <text:p text:style-name="P45"><text:s text:c="4"/>xmlns:kernel="http://umeta.ru/namespaces/platform/kernel/" lang="ru"&gt;</text:p>
      <text:p text:style-name="P45"><text:s text:c="4"/>&lt;isir:Publication&gt;</text:p>
      <text:p text:style-name="P45"><text:s text:c="8"/>&lt;kernel:id&gt;42040361&lt;/kernel:id&gt;</text:p>
      <text:p text:style-name="P45"><text:s text:c="8"/>&lt;isir:mainTitle&gt;</text:p>
      <text:p text:style-name="P45"><text:s text:c="12"/>&lt;rdf:value&gt;История Земли&lt;/rdf:value&gt;</text:p>
      <text:p text:style-name="P45"><text:s text:c="8"/>&lt;/isir:mainTitle&gt;</text:p>
      <text:p text:style-name="P45"><text:s text:c="8"/>&lt;isir:author&gt;</text:p>
      <text:p text:style-name="P45"><text:s text:c="12"/>&lt;kernel:id&gt;42040359&lt;/kernel:id&gt;</text:p>
      <text:p text:style-name="P45"><text:s text:c="12"/>&lt;isir:personName&gt;</text:p>
      <text:p text:style-name="P45"><text:s text:c="16"/>&lt;isir:first&gt;Карл Фридрих&lt;/isir:first&gt;</text:p>
      <text:p text:style-name="P45"><text:s text:c="16"/>&lt;isir:last&gt;Мор&lt;/isir:last&gt;</text:p>
      <text:p text:style-name="P45"><text:s text:c="16"/>&lt;dc:language&gt;ru&lt;/dc:language&gt;</text:p>
      <text:p text:style-name="P45"><text:s text:c="12"/>&lt;/isir:personName&gt;</text:p>
      <text:p text:style-name="P45"><text:s text:c="8"/>&lt;/isir:author&gt;</text:p>
      <text:p text:style-name="P45"><text:s text:c="8"/>&lt;isir:pages&gt;527&lt;/isir:pages&gt;</text:p>
      <text:p text:style-name="P45"><text:s text:c="8"/>&lt;isir:publicationLanguage&gt;</text:p>
      <text:p text:style-name="P45"><text:s text:c="12"/>&lt;isir:name&gt;</text:p>
      <text:p text:style-name="P45"><text:s text:c="16"/>&lt;isir:full&gt;русский&lt;/isir:full&gt;</text:p>
      <text:p text:style-name="P45"><text:s text:c="12"/>&lt;/isir:name&gt;</text:p>
      <text:p text:style-name="P45"><text:s text:c="8"/>&lt;/isir:publicationLanguage&gt;</text:p>
      <text:p text:style-name="P45"><text:s text:c="8"/>&lt;isir:publishedPlace&gt;</text:p>
      <text:p text:style-name="P45"><text:s text:c="12"/>&lt;rdf:value&gt;М.&lt;/rdf:value&gt;</text:p>
      <text:p text:style-name="P45"><text:s text:c="8"/>&lt;/isir:publishedPlace&gt;</text:p>
      <text:p text:style-name="P45"><text:s text:c="8"/>&lt;isir:publishingHouse&gt;</text:p>
      <text:p text:style-name="P45"><text:s text:c="12"/>&lt;rdf:value&gt;Изд. А.И. Глазунова&lt;/rdf:value&gt;</text:p>
      <text:p text:style-name="P45"><text:s text:c="8"/>&lt;/isir:publishingHouse&gt;</text:p>
      <text:p text:style-name="P45"><text:s text:c="8"/>&lt;dcterms:issued&gt;</text:p>
      <text:p text:style-name="P45"><text:s text:c="12"/>&lt;isir:dateValue&gt;1868-01-01T00:00:00.000&lt;/isir:dateValue&gt;</text:p>
      <text:p text:style-name="P45"><text:s text:c="12"/>&lt;rdf:value&gt;1868-01-01&lt;/rdf:value&gt;</text:p>
      <text:p text:style-name="P45"><text:s text:c="8"/>&lt;/dcterms:issued&gt;</text:p>
      <text:p text:style-name="P45"><text:s text:c="8"/>&lt;dc:identifier&gt;</text:p>
      <text:p text:style-name="P45"><text:s text:c="12"/>&lt;rdf:type&gt;http://isir.ras.ru/namespace/JSCCIdentifier&lt;/rdf:type&gt;</text:p>
      <text:p text:style-name="P45"><text:s text:c="12"/>&lt;rdf:value&gt;10015406&lt;/rdf:value&gt;</text:p>
      <text:p text:style-name="P45"><text:s text:c="8"/>&lt;/dc:identifier&gt;</text:p>
      <text:p text:style-name="P45"><text:s text:c="8"/>&lt;msc&gt;10015406&lt;/msc&gt;</text:p>
      <text:p text:style-name="P45"><text:s text:c="8"/>&lt;isir:fullText&gt;</text:p>
      <text:p text:style-name="P45"><text:s text:c="12"/>&lt;viewUrl&gt;http://books.e-heritage.ru/book/&lt;/viewUrl&gt;</text:p>
      <text:p text:style-name="P45"><text:soft-page-break/><text:s text:c="12"/>&lt;aux:href&gt;http://nasledie.enip.ras.ru/books/10015406/book.elb&lt;/aux:href&gt;</text:p>
      <text:p text:style-name="P45"><text:s text:c="12"/>&lt;dc:format&gt;</text:p>
      <text:p text:style-name="P45"><text:s text:c="16"/>&lt;pcv:code xmlns:pcv="http://prismstandard.org/namespaces/1.2/pcv/"&gt;text/xml&lt;/pcv:code&gt;</text:p>
      <text:p text:style-name="P45"><text:s text:c="12"/>&lt;/dc:format&gt;</text:p>
      <text:p text:style-name="P45"><text:s text:c="8"/>&lt;/isir:fullText&gt;</text:p>
      <text:p text:style-name="P45"><text:s text:c="8"/>&lt;isir:biblioDescription&gt;</text:p>
      <text:p text:style-name="P45"><text:s text:c="12"/>&lt;isir:textContent&gt;Мор, К.Ф. История Земли : Геология на новых основаниях / Соч. Фридриха Мора ; пер. с нем. П.И. Шульгин. - М. : Изд. А.И. Глазунова, 1868. - XVI, 510 с.&lt;/isir:textContent&gt;</text:p>
      <text:p text:style-name="P45"><text:s text:c="12"/>&lt;aux:href&gt;/files/download?id=46952373&lt;/aux:href&gt;</text:p>
      <text:p text:style-name="P45"><text:s text:c="12"/>&lt;dc:format&gt;</text:p>
      <text:p text:style-name="P45"><text:s text:c="16"/>&lt;pcv:code xmlns:pcv="http://prismstandard.org/namespaces/1.2/pcv/"&gt;text/html&lt;/pcv:code&gt;</text:p>
      <text:p text:style-name="P45"><text:s text:c="12"/>&lt;/dc:format&gt;</text:p>
      <text:p text:style-name="P45"><text:s text:c="8"/>&lt;/isir:biblioDescription&gt;</text:p>
      <text:p text:style-name="P45"><text:s text:c="8"/>&lt;aux:isGatheredInto&gt;</text:p>
      <text:p text:style-name="P45"><text:s text:c="12"/>&lt;kernel:id&gt;42034099&lt;/kernel:id&gt;</text:p>
      <text:p text:style-name="P45"><text:s text:c="12"/>&lt;dc:title&gt;</text:p>
      <text:p text:style-name="P45"><text:s text:c="16"/>&lt;rdf:value&gt;38.19.00 Геолого-геофизические исследования глубинного строения Земли&lt;/rdf:value&gt;</text:p>
      <text:p text:style-name="P45"><text:s text:c="16"/>&lt;dc:language&gt;ru&lt;/dc:language&gt;</text:p>
      <text:p text:style-name="P45"><text:s text:c="12"/>&lt;/dc:title&gt;</text:p>
      <text:p text:style-name="P45"><text:s text:c="8"/>&lt;/aux:isGatheredInto&gt;</text:p>
      <text:p text:style-name="P45"><text:s text:c="4"/>&lt;/isir:Publication&gt;</text:p>
      <text:p text:style-name="P45">&lt;/rdf:RDF&gt;</text:p>
      <text:h text:style-name="P68" text:outline-level="1"><text:bookmark-start text:name="__RefHeading___Toc529_4173488793"/>Приложение B. Пример<text:span text:style-name="T59">ы</text:span> оглавления.<text:bookmark-end text:name="__RefHeading___Toc529_4173488793"/></text:h>
      <text:p text:style-name="P46">&lt;book&gt;</text:p>
      <text:p text:style-name="P46"><text:s text:c="2"/>&lt;msc&gt;10079734&lt;/msc&gt;</text:p>
      <text:p text:style-name="P46"><text:s text:c="2"/>&lt;description&gt;Феофан Затворник, епископ Тамбовский и Шацкий [Говоров] <text:s/>Собрание писем святителя Феофана. Вып. 1. – 1898&lt;/description&gt;</text:p>
      <text:p text:style-name="P46"><text:s text:c="2"/>&lt;firstPage&gt;1&lt;/firstPage&gt;</text:p>
      <text:p text:style-name="P46"><text:s text:c="2"/>&lt;lastPage&gt;261&lt;/lastPage&gt;</text:p>
      <text:p text:style-name="P46"><text:s text:c="2"/>&lt;content&gt;</text:p>
      <text:p text:style-name="P46"><text:s text:c="4"/>&lt;el sPage="3" lPage="4" level="0"&gt;Вместо предисловия&lt;/el&gt;</text:p>
      <text:p text:style-name="P46"><text:s text:c="4"/>&lt;el sPage="5" lPage="8" level="0"&gt;1. Милость Божья буди с вами, Достопочтеннейший о. Архимандрит!&lt;/el&gt;</text:p>
      <text:p text:style-name="P46"><text:s text:c="4"/>&lt;el sPage="8" lPage="9" level="0"&gt;2. Ваше Высокопреподобие, Достопочтеннейший о. Архимандрит&lt;/el&gt;</text:p>
      <text:p text:style-name="P46"><text:s text:c="4"/>&lt;el sPage="9" lPage="10" level="0"&gt;3. Милость Божья буди с Вами, Достопочтеннейший о. Архимандрит&lt;/el&gt;</text:p>
      <text:p text:style-name="P46"><text:s text:c="4"/>&lt;el sPage="10" lPage="10" level="0"&gt;4. Милость Божья буди с Вами! Бог благословит ваше послушание&lt;/el&gt;</text:p>
      <text:p text:style-name="P46"><text:s text:c="4"/>&lt;el sPage="10" lPage="11" level="0"&gt;5. Бог в помощь! Спасайтесь! N... N.&lt;/el&gt;</text:p>
      <text:p text:style-name="P46"><text:s text:c="4"/>&lt;el sPage="11" lPage="12" level="0"&gt;6. Бог в помощь! Спасайтесь!&lt;/el&gt;</text:p>
      <text:p text:style-name="P46"><text:s text:c="4"/>&lt;el sPage="13" lPage="13" level="0"&gt;7. Милость Божия буди с вами. N... N...&lt;/el&gt;</text:p>
      <text:p text:style-name="P46"><text:s text:c="4"/>&lt;el sPage="14" lPage="14" level="0"&gt;8. Милость Божия буди с вами!&lt;/el&gt;</text:p>
      <text:p text:style-name="P46"><text:s text:c="4"/>&lt;el sPage="15" lPage="15" level="0"&gt;9. Благослови Вас Господи!&lt;/el&gt;</text:p>
      <text:p text:style-name="P46"><text:s text:c="4"/>&lt;el sPage="15" lPage="16" level="0"&gt;10. Милость Божья буди с Вами!&lt;/el&gt;</text:p>
      <text:p text:style-name="P46"><text:s text:c="4"/>&lt;el sPage="16" lPage="17" level="0"&gt;11. Милость Божья буди с Вами! Батюшка мой о. N...&lt;/el&gt;</text:p>
      <text:p text:style-name="P46"><text:s text:c="4"/>&lt;el sPage="17" lPage="19" level="0"&gt;12. Бог в помощь! Спасайтесь!&lt;/el&gt;</text:p>
      <text:p text:style-name="P46">..... </text:p>
      <text:p text:style-name="P46"><text:s text:c="2"/>&lt;/content&gt;</text:p>
      <text:p text:style-name="P46">&lt;/book&gt;</text:p>
      <text:p text:style-name="P46"/>
      <text:p text:style-name="P46">&lt;?xml version="1.0" encoding="utf-8"?&gt;</text:p>
      <text:p text:style-name="P46">&lt;book&gt;</text:p>
      <text:p text:style-name="P46"><text:s text:c="2"/>&lt;msc&gt;10005998&lt;/msc&gt;</text:p>
      <text:p text:style-name="P46"><text:s text:c="2"/>&lt;description&gt;Максимилиан Александрович Волошин. О Репине<text:tab/>Москва. Книгоиздательство 'Оле-Лукойе'. 1913&lt;/description&gt;</text:p>
      <text:p text:style-name="P46"><text:s text:c="2"/>&lt;firstPage&gt;1&lt;/firstPage&gt;</text:p>
      <text:p text:style-name="P46"><text:s text:c="2"/>&lt;lastPage&gt;158&lt;/lastPage&gt;</text:p>
      <text:p text:style-name="P46"><text:s text:c="2"/>&lt;content&gt;</text:p>
      <text:p text:style-name="P46"><text:s text:c="4"/>&lt;el sPage="5" lPage="9" level="0"&gt;Предисловіе.&lt;/el&gt;</text:p>
      <text:p text:style-name="P46"><text:s text:c="4"/>&lt;el sPage="11" lPage="22" level="0"&gt;О смыслѣ катастрофы, постигшей картину Рѣпина.&lt;/el&gt;</text:p>
      <text:p text:style-name="P46"><text:s text:c="4"/>&lt;el sPage="23" lPage="84" level="0"&gt;О художественной цѣнности пострадавшей картины Рѣпина.&lt;/el&gt;</text:p>
      <text:p text:style-name="P46"><text:s text:c="4"/>&lt;el sPage="85" lPage="137" level="0"&gt;Психологія лжи.&lt;/el&gt;</text:p>
      <text:p text:style-name="P46"><text:s text:c="4"/>&lt;el sPage="139" lPage="158" level="0"&gt;ПРИЛОЖЕНІЕ: А. Ландцертъ о картинѣ Рѣпина.&lt;/el&gt;</text:p>
      <text:p text:style-name="P46"><text:s text:c="2"/>&lt;/content&gt;</text:p>
      <text:p text:style-name="P46">&lt;/boo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04dc0"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173cb" style:font-size-asian="10.5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6:40:58.269017742</meta:creation-date>
    <meta:generator>LibreOffice/6.2.7.1$Linux_X86_64 LibreOffice_project/20$Build-1</meta:generator>
    <dc:date>2019-09-16T14:42:51.356004847</dc:date>
    <meta:editing-duration>PT4H44M21S</meta:editing-duration>
    <meta:editing-cycles>69</meta:editing-cycles>
    <meta:document-statistic meta:table-count="1" meta:image-count="0" meta:object-count="0" meta:page-count="17" meta:paragraph-count="264" meta:word-count="2799" meta:character-count="24129" meta:non-whitespace-character-count="20867"/>
  </office:meta>
</office:document-meta>
</file>